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fo:color="#000080" fo:background-color="transparent"/>
    </style:style>
    <style:style style:name="P11" style:family="paragraph" style:parent-style-name="Table_20_Contents">
      <style:text-properties fo:color="#0000ff"/>
    </style:style>
    <style:style style:name="P12" style:family="paragraph" style:parent-style-name="Table_20_Contents">
      <style:text-properties fo:background-color="#0000ff"/>
    </style:style>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Heading_20_3">
      <style:text-properties fo:font-variant="normal" fo:text-transform="none" fo:color="#000000" style:font-name="DejaVu Serif" fo:letter-spacing="normal" fo:font-style="normal"/>
    </style:style>
    <style:style style:name="P16" style:family="paragraph" style:parent-style-name="Quotations">
      <style:text-properties fo:color="#0000ff"/>
    </style:style>
    <style:style style:name="P17" style:family="paragraph" style:parent-style-name="Quotations">
      <style:paragraph-properties fo:margin-left="0cm" fo:margin-right="1cm" fo:text-indent="0cm" style:auto-text-indent="false"/>
    </style:style>
    <style:style style:name="P18" style:family="paragraph" style:parent-style-name="Text_20_body" style:list-style-name="L1"/>
    <style:style style:name="P19" style:family="paragraph" style:parent-style-name="Heading_20_1">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22"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paragraph-properties fo:break-before="page"/>
    </style:style>
    <style:style style:name="P26" style:family="paragraph" style:parent-style-name="Heading_20_2">
      <style:paragraph-properties fo:break-before="page"/>
    </style:style>
    <style:style style:name="P27" style:family="paragraph" style:parent-style-name="Heading_20_4">
      <style:paragraph-properties fo:break-before="pag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Quotations">
      <style:text-properties fo:color="#0000ff"/>
    </style:style>
    <style:style style:name="P33" style:family="paragraph" style:parent-style-name="Quotations">
      <style:paragraph-properties fo:margin-left="0cm" fo:margin-right="1cm" fo:text-indent="0cm" style:auto-text-indent="fals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6-26</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3">Table of contents</text:p>
          </text:index-title>
          <text:p text:style-name="P24"><text:a xlink:type="simple" xlink:href="#__RefHeading__238_1462447338" text:style-name="Index_20_Link" text:visited-style-name="Index_20_Link">What is KGTP<text:tab/>3</text:a></text:p>
          <text:p text:style-name="P24"><text:a xlink:type="simple" xlink:href="#__RefHeading__240_1462447338" text:style-name="Index_20_Link" text:visited-style-name="Index_20_Link">Get help or report issues about KGTP<text:tab/>4</text:a></text:p>
          <text:p text:style-name="P24"><text:a xlink:type="simple" xlink:href="#__RefHeading__621_1585187435" text:style-name="Index_20_Link" text:visited-style-name="Index_20_Link">Table of different between GDB debug normal program and KGTP<text:tab/>5</text:a></text:p>
          <text:p text:style-name="P24"><text:a xlink:type="simple" xlink:href="#__RefHeading__623_1585187435" text:style-name="Index_20_Link" text:visited-style-name="Index_20_Link">Preparatory work before use KGTP<text:tab/>8</text:a></text:p>
          <text:p text:style-name="P28"><text:a xlink:type="simple" xlink:href="#__RefHeading__625_1585187435" text:style-name="Index_20_Link" text:visited-style-name="Index_20_Link">Linux kernel<text:tab/>8</text:a></text:p>
          <text:p text:style-name="P29"><text:a xlink:type="simple" xlink:href="#__RefHeading__627_1585187435" text:style-name="Index_20_Link" text:visited-style-name="Index_20_Link">If your system use the Linux kernel that is built by yourself<text:tab/>8</text:a></text:p>
          <text:p text:style-name="P29"><text:a xlink:type="simple" xlink:href="#__RefHeading__629_1585187435" text:style-name="Index_20_Link" text:visited-style-name="Index_20_Link">If use with Linux kernel of Android<text:tab/>9</text:a></text:p>
          <text:p text:style-name="P29"><text:a xlink:type="simple" xlink:href="#__RefHeading__631_1585187435" text:style-name="Index_20_Link" text:visited-style-name="Index_20_Link">If your system use the Linux kernel from distribution<text:tab/>10</text:a></text:p>
          <text:p text:style-name="P30"><text:a xlink:type="simple" xlink:href="#__RefHeading__882_1585187435" text:style-name="Index_20_Link" text:visited-style-name="Index_20_Link">Ubuntu<text:tab/>10</text:a></text:p>
          <text:p text:style-name="P31"><text:a xlink:type="simple" xlink:href="#__RefHeading__884_1585187435" text:style-name="Index_20_Link" text:visited-style-name="Index_20_Link">The standard method of install the Linux kernel debug image<text:tab/>10</text:a></text:p>
          <text:p text:style-name="P31"><text:a xlink:type="simple" xlink:href="#__RefHeading__886_1585187435" text:style-name="Index_20_Link" text:visited-style-name="Index_20_Link">The second method of install the Linux kernel debug image<text:tab/>11</text:a></text:p>
          <text:p text:style-name="P31"><text:a xlink:type="simple" xlink:href="#__RefHeading__888_1585187435" text:style-name="Index_20_Link" text:visited-style-name="Index_20_Link">Install the Linux kernel headers<text:tab/>11</text:a></text:p>
          <text:p text:style-name="P31"><text:a xlink:type="simple" xlink:href="#__RefHeading__890_1585187435" text:style-name="Index_20_Link" text:visited-style-name="Index_20_Link">Install the Linux kernel source<text:tab/>11</text:a></text:p>
          <text:p text:style-name="P30"><text:a xlink:type="simple" xlink:href="#__RefHeading__4078_695897485" text:style-name="Index_20_Link" text:visited-style-name="Index_20_Link">Fedora<text:tab/>12</text:a></text:p>
          <text:p text:style-name="P31"><text:a xlink:type="simple" xlink:href="#__RefHeading__4080_695897485" text:style-name="Index_20_Link" text:visited-style-name="Index_20_Link">Install the Linux kernel debug image<text:tab/>12</text:a></text:p>
          <text:p text:style-name="P31"><text:a xlink:type="simple" xlink:href="#__RefHeading__4082_695897485" text:style-name="Index_20_Link" text:visited-style-name="Index_20_Link">Install the Linux kernel devel package <text:tab/>12</text:a></text:p>
          <text:p text:style-name="P29"><text:a xlink:type="simple" xlink:href="#__RefHeading__4084_695897485" text:style-name="Index_20_Link" text:visited-style-name="Index_20_Link">Make sure current Linux kernel debug image is right <text:tab/>13</text:a></text:p>
          <text:p text:style-name="P30"><text:a xlink:type="simple" xlink:href="#__RefHeading__4086_695897485" text:style-name="Index_20_Link" text:visited-style-name="Index_20_Link">Where is the current Linux kernel debug image <text:tab/>13</text:a></text:p>
          <text:p text:style-name="P30"><text:a xlink:type="simple" xlink:href="#__RefHeading__4088_695897485" text:style-name="Index_20_Link" text:visited-style-name="Index_20_Link">Use /proc/kallsyms <text:tab/>14</text:a></text:p>
          <text:p text:style-name="P30"><text:a xlink:type="simple" xlink:href="#__RefHeading__4090_695897485" text:style-name="Index_20_Link" text:visited-style-name="Index_20_Link">Use linux_banner <text:tab/>15</text:a></text:p>
          <text:p text:style-name="P29"><text:a xlink:type="simple" xlink:href="#__RefHeading__4092_695897485" text:style-name="Index_20_Link" text:visited-style-name="Index_20_Link">Handle the issue that Linux kernel debug image's address info is not same with Linux kernel when it running <text:tab/>16</text:a></text:p>
          <text:p text:style-name="P28"><text:a xlink:type="simple" xlink:href="#__RefHeading__4094_695897485" text:style-name="Index_20_Link" text:visited-style-name="Index_20_Link">Get KGTP<text:tab/>17</text:a></text:p>
          <text:p text:style-name="P29"><text:a xlink:type="simple" xlink:href="#__RefHeading__4096_695897485" text:style-name="Index_20_Link" text:visited-style-name="Index_20_Link">Get KGTP through http <text:tab/>17</text:a></text:p>
          <text:p text:style-name="P30"><text:a xlink:type="simple" xlink:href="#__RefHeading__4098_695897485" text:style-name="Index_20_Link" text:visited-style-name="Index_20_Link">Get KGTP through svn <text:tab/>18</text:a></text:p>
          <text:p text:style-name="P28"><text:a xlink:type="simple" xlink:href="#__RefHeading__4748_695897485" text:style-name="Index_20_Link" text:visited-style-name="Index_20_Link">Config KGTP <text:tab/>19</text:a></text:p>
          <text:p text:style-name="P28"><text:a xlink:type="simple" xlink:href="#__RefHeading__4750_695897485" text:style-name="Index_20_Link" text:visited-style-name="Index_20_Link">Compile KGTP <text:tab/>20</text:a></text:p>
          <text:p text:style-name="P29"><text:a xlink:type="simple" xlink:href="#__RefHeading__4752_695897485" text:style-name="Index_20_Link" text:visited-style-name="Index_20_Link">Normal compile <text:tab/>20</text:a></text:p>
          <text:p text:style-name="P29"><text:a xlink:type="simple" xlink:href="#__RefHeading__4754_695897485" text:style-name="Index_20_Link" text:visited-style-name="Index_20_Link">Compile KGTP with some special config <text:tab/>21</text:a></text:p>
          <text:p text:style-name="P28"><text:a xlink:type="simple" xlink:href="#__RefHeading__4756_695897485" text:style-name="Index_20_Link" text:visited-style-name="Index_20_Link">Install and uninstall KGTP <text:tab/>22</text:a></text:p>
          <text:p text:style-name="P28"><text:a xlink:type="simple" xlink:href="#__RefHeading__4427_1176671169" text:style-name="Index_20_Link" text:visited-style-name="Index_20_Link">Use KGTP with DKMS<text:tab/>23</text:a></text:p>
          <text:p text:style-name="P28"><text:a xlink:type="simple" xlink:href="#__RefHeading__4429_1176671169" text:style-name="Index_20_Link" text:visited-style-name="Index_20_Link">Use KGTP patch for Linux kernel <text:tab/>24</text:a></text:p>
          <text:p text:style-name="P28"><text:a xlink:type="simple" xlink:href="#__RefHeading__4431_1176671169" text:style-name="Index_20_Link" text:visited-style-name="Index_20_Link">Install GDB for KGTP <text:tab/>25</text:a></text:p>
          <text:p text:style-name="P24"><text:a xlink:type="simple" xlink:href="#__RefHeading__4433_1176671169" text:style-name="Index_20_Link" text:visited-style-name="Index_20_Link">How to let GDB connect to KGTP<text:tab/>26</text:a></text:p>
          <text:p text:style-name="P28"><text:a xlink:type="simple" xlink:href="#__RefHeading__4435_1176671169" text:style-name="Index_20_Link" text:visited-style-name="Index_20_Link">Normal Linux <text:tab/>26</text:a></text:p>
          <text:p text:style-name="P29"><text:a xlink:type="simple" xlink:href="#__RefHeading__4437_1176671169" text:style-name="Index_20_Link" text:visited-style-name="Index_20_Link">Insmod the KGTP module <text:tab/>26</text:a></text:p>
          <text:p text:style-name="P29"><text:a xlink:type="simple" xlink:href="#__RefHeading__4439_1176671169" text:style-name="Index_20_Link" text:visited-style-name="Index_20_Link">Handle the issue that cannot find "/sys/kernel/debug/gtp" <text:tab/>27</text:a></text:p>
        </text:index-body>
      </text:table-of-content>
      <text:p text:style-name="P4"/>
      <text:h text:style-name="P21" text:outline-level="1"><text:bookmark-start text:name="__RefHeading__238_1462447338"/>What is KGTP<text:bookmark-end text:name="__RefHeading__238_1462447338"/></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HOWTO#/sys/kernel/debug/gtpframe_and_offline_debug).</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22"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21"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9">GDB debug normal program</text:p>
          </table:table-cell>
          <table:table-cell table:style-name="TableofdifferentbetweenGDBdebugnormalprogramandKGTP.C1" office:value-type="string">
            <text:p text:style-name="P9">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8">Have a GDB installed in your system. <text:s/>Program built with "-g".</text:p>
          </table:table-cell>
          <table:table-cell table:style-name="TableofdifferentbetweenGDBdebugnormalprogramandKGTP.C2" office:value-type="string">
            <text:p text:style-name="P8">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8">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8">Use command "gdb -p pid" or GDB command "attach pid" can attach a program that running in the system.</text:p>
          </table:table-cell>
          <table:table-cell table:style-name="TableofdifferentbetweenGDBdebugnormalprogramandKGTP.C2" office:value-type="string">
            <text:p text:style-name="P8">Need insmod gtp.ko first, see #Exec_it.</text:p>
            <text:p text:style-name="P8">Then let GDB connect to KGTP, see #Make_GDB_connect_to_gtp.</text:p>
            <text:p text:style-name="P8">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8">GDB command "b place_will_stop", let program <text:soft-page-break/>execute after this command. Then programe will stop in the place that setup a breakpoint.</text:p>
          </table:table-cell>
          <table:table-cell table:style-name="TableofdifferentbetweenGDBdebugnormalprogramandKGTP.C2" office:value-type="string">
            <text:p text:style-name="P8">KGTP doesn't support breakpoints but it <text:soft-page-break/>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8">After GDB stop the program(maybe doesn't need), it can read memory of program with GDB command "print", "x" and so on.</text:p>
          </table:table-cell>
          <table:table-cell table:style-name="TableofdifferentbetweenGDBdebugnormalprogramandKGTP.C2" office:value-type="string">
            <text:p text:style-name="P8">You can set special actions to collect memory to traceframe in tracepoints, and get the its value when tracepoint stop.#collect_expr1,_expr2,_... #Use_tfind_select_the_entry_inside_the_trace_frame_info </text:p>
            <text:p text:style-name="P8">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8">GDB can continue program execution with command "continue" and stop it with CTRL-C.</text:p>
          </table:table-cell>
          <table:table-cell table:style-name="TableofdifferentbetweenGDBdebugnormalprogramandKGTP.C2" office:value-type="string">
            <text:p text:style-name="P8">KGTP never stop the Linux kernel. But tracepoint can be start and <text:soft-page-break/>stop.#Start_and_stop_the_tracepoint </text:p>
            <text:p text:style-name="P8">Or use while-stepping tracepoint record Linux kernel with some times 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8">GDB can print backtrace of all stack frames with command "backtrace".</text:p>
          </table:table-cell>
          <table:table-cell table:style-name="TableofdifferentbetweenGDBdebugnormalprogramandKGTP.C2" office:value-type="string">
            <text:p text:style-name="P8">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8">GDB can let programe stop when some memory access happen with watchpoint.</text:p>
          </table:table-cell>
          <table:table-cell table:style-name="TableofdifferentbetweenGDBdebugnormalprogramandKGTP.C2" office:value-type="string">
            <text:p text:style-name="P8">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8">GDB can call function of program with command "call function(xx,xx)".</text:p>
          </table:table-cell>
          <table:table-cell table:style-name="TableofdifferentbetweenGDBdebugnormalprogramandKGTP.C2" office:value-type="string">
            <text:p text:style-name="P8">KGTP can call function of Linux kernel with plugin.#How_to_add_plugin_in_C</text:p>
          </table:table-cell>
        </table:table-row>
      </table:table>
      <text:p text:style-name="P5"/>
      <text:h text:style-name="P21"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5"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17"/>
      <text:p text:style-name="Text_20_body">Please rebuild your Linux kernel if you change any options of the config.</text:p>
      <text:p text:style-name="P10"/>
      <text:h text:style-name="P13"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17"/>
      <text:p text:style-name="Text_20_body">Please rebuild your Linux kernel if you change any options of the Linux kernel config.</text:p>
      <text:h text:style-name="P13"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17"/>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1"/>
      <text:p text:style-name="Text_20_body">Then run:</text:p>
      <text:p text:style-name="Quotations">sudo apt-get update</text:p>
      <text:p text:style-name="P11"/>
      <text:p text:style-name="P7">2) Get Linux kernel debug image</text:p>
      <text:p text:style-name="Quotations">sudo apt-get install linux-image-$(uname -r)-dbgsym</text:p>
      <text:p text:style-name="P11"/>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1"/>
      <text:h text:style-name="Heading_20_5" text:outline-level="5"><text:bookmark-start text:name="__RefHeading__890_1585187435"/>Install the Linux kernel source<text:bookmark-end text:name="__RefHeading__890_1585187435"/></text:h>
      <text:p text:style-name="Text_20_body">Install the source package:</text:p>
      <text:p text:style-name="Quotations">sudo apt-get install linux-source</text:p>
      <text:p text:style-name="P11"/>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1"/>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27"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2"/>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1"/>
      <text:p text:style-name="Text_20_body">Please <text:span text:style-name="T4">note</text:span> that after update the Linux kernel package, you may need to call this command.</text:p>
      <text:h text:style-name="P13"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Handle_the_issue_that_Linux_kernel_debug_image's_address_in.</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27"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27"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HOWTO#Make_GDB_connect_to_gtp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3"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16">Processor type and features <text:s/>---&gt; </text:p>
      <text:p text:style-name="P16"><text:s text:c="8"/>(0x1000000) Physical address where the kernel is loaded </text:p>
      <text:p text:style-name="P16"><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4"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code.google.com/p/kgtp/downloads/list">http://code.google.com/p/kgtp/downloads/list</text:a> OR <text:a xlink:type="simple" xlink:href="#https://code.google.com/p/kgtp/wiki/UPDATE">UPDATE</text:a> to download the package. </text:p>
      <text:h text:style-name="P27" text:outline-level="4"><text:bookmark-start text:name="__RefHeading__4098_695897485"/>Get KGTP through svn <text:bookmark-end text:name="__RefHeading__4098_695897485"/></text:h>
      <text:p text:style-name="Text_20_body">Following command will get the last release version of KGTP: </text:p>
      <text:p text:style-name="Quotations">svn checkout http://kgtp.googlecode.com/svn/tags/kgtp/</text:p>
      <text:p text:style-name="Text_20_body"/>
      <text:p text:style-name="Text_20_body">Following command will get all the files about KGTP: </text:p>
      <text:p text:style-name="Quotations">svn checkout http://kgtp.googlecode.com/svn/ kgtp-read-only</text:p>
      <text:p text:style-name="Text_20_body"><text:s/></text:p>
      <text:p text:style-name="Text_20_body">kgtp-read-only/tags/ Present for each release of KGTP. </text:p>
      <text:p text:style-name="Text_20_body">kgtp-read-only/trunk/ Present for the main trunk of KGTP. </text:p>
      <text:h text:style-name="P14"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16">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4"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17"/>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3"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17"/>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4" text:outline-level="2"><text:bookmark-start text:name="__RefHeading__4756_695897485"/>Install and uninstall KGTP <text:bookmark-end text:name="__RefHeading__4756_695897485"/></text:h>
      <text:p text:style-name="Text_20_body">KGTP don't need to be install because it can insmod directly inside its directory (See HOWTO#Exec_it). But if you need, you can install it to your system. </text:p>
      <text:p text:style-name="Text_20_body">Install: </text:p>
      <text:p text:style-name="Quotations">cd kgtp/ </text:p>
      <text:p text:style-name="Quotations">sudo make install</text:p>
      <text:p text:style-name="P17"/>
      <text:p text:style-name="Text_20_body">Uninstall: </text:p>
      <text:p text:style-name="Quotations">cd kgtp/ </text:p>
      <text:p text:style-name="Quotations">sudo make uninstall </text:p>
      <text:p text:style-name="Text_20_body"/>
      <text:h text:style-name="P14"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17"><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4"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35893788" text:style-name="L1">
        <text:list-item>
          <text:p text:style-name="P18"><text:span text:style-name="T4">gtp_3.7_to_upstream.patch</text:span> is the patch for Linux kernel from 3.7 to upstream. </text:p>
        </text:list-item>
        <text:list-item>
          <text:p text:style-name="P18"><text:span text:style-name="T4">gtp_3.0_to_3.6.patch is the patch</text:span> for Linux kernel from 3.0 to 3.6. </text:p>
        </text:list-item>
        <text:list-item>
          <text:p text:style-name="P18"><text:span text:style-name="T4">gtp_2.6.39.patch is the patch</text:span> for Linux kernel 2.6.39. </text:p>
        </text:list-item>
        <text:list-item>
          <text:p text:style-name="P18"><text:span text:style-name="T4">gtp_2.6.33_to_2.6.38.patch</text:span> is the patch for Linux kernel from 2.6.33 to 2.6.38. </text:p>
        </text:list-item>
        <text:list-item>
          <text:p text:style-name="P18"><text:span text:style-name="T4">gtp_2.6.20_to_2.6.32.patch</text:span> is the patch for Linux kernel from 2.6.20 to 2.6.32. </text:p>
        </text:list-item>
        <text:list-item>
          <text:p text:style-name="P18"><text:span text:style-name="T4">gtp_older_to_2.6.19.patch</text:span> is the patch for Linux kernel 2.6.19 and older version. </text:p>
        </text:list-item>
      </text:list>
      <text:p text:style-name="Text_20_body"/>
      <text:h text:style-name="P14"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HOWTO#Report_issues_about_KGTP.</text:p>
      <text:p text:style-name="Text_20_body"/>
      <text:h text:style-name="P20"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17"/>
      <text:p text:style-name="Text_20_body">Or you can use the kgtp module in the directory. </text:p>
      <text:p text:style-name="Quotations">cd kgtp/ </text:p>
      <text:p text:style-name="Quotations">sudo insmod gtp.ko</text:p>
      <text:p text:style-name="P17"/>
      <text:h text:style-name="P13"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mount -t sysfs none /sys/ </text:p>
      <text:p text:style-name="Text_20_body">Maybe you will got some error for examle "sysfs is already mounted on /sys". Please ignore it. </text:p>
      <text:p text:style-name="Text_20_body">please use following command mount debugfs. </text:p>
      <text:p text:style-name="Text_20_body"/>
      <text:p text:style-name="Text_20_body">mount -t debugfs none /sys/kernel/debug/ </text:p>
      <text:p text:style-name="Text_20_body">Then you can find "/sys/kernel/debug/gtp". </text:p>
      <text:p text:style-name="Text_20_body"/>
      <text:p text:style-name="Text_20_body">Make GDB connect to gtp </text:p>
      <text:p text:style-name="Text_20_body">Please note that let GDB open a right vmlinux file is very important. Please goto #Make_sure_current_Linux_kernel_debug_image_is_right get how to do it. </text:p>
      <text:p text:style-name="Text_20_body"/>
      <text:p text:style-name="Text_20_body">GDB on the current machine </text:p>
      <text:p text:style-name="Text_20_body">sudo gdb ./vmlinux </text:p>
      <text:p text:style-name="Text_20_body">(gdb) target remote /sys/kernel/debug/gtp </text:p>
      <text:p text:style-name="Text_20_body">Remote debugging using /sys/kernel/debug/gtp </text:p>
      <text:p text:style-name="Text_20_body">0x0000000000000000 in ?? () </text:p>
      <text:p text:style-name="Text_20_body">After that, you can begin to use GDB command trace and debug the Linux Kernel. </text:p>
      <text:p text:style-name="Text_20_body"/>
      <text:p text:style-name="Text_20_body">GDB on remote machine </text:p>
      <text:p text:style-name="Text_20_body">Use nc map the KGTP interface to port 1024. </text:p>
      <text:p text:style-name="Text_20_body"/>
      <text:p text:style-name="Text_20_body">sudo su </text:p>
      <text:p text:style-name="Text_20_body">nc -l 1234 &lt;/sys/kernel/debug/gtp &gt;/sys/kernel/debug/gtp </text:p>
      <text:p text:style-name="Text_20_body">#(nc -l -p 1234 &lt;/sys/kernel/debug/gtp &gt;/sys/kernel/debug/gtp for old version netcat.) </text:p>
      <text:p text:style-name="Text_20_body"><text:soft-page-break/>After that, nc will hang there to wait connection. </text:p>
      <text:p text:style-name="Text_20_body">Let gdb connect to the port 1234. </text:p>
      <text:p text:style-name="Text_20_body"/>
      <text:p text:style-name="Text_20_body">gdb-release ./vmlinux </text:p>
      <text:p text:style-name="Text_20_body">(gdb) target remote xxx.xxx.xxx.xxx:1234 </text:p>
      <text:p text:style-name="Text_20_body">After that, you can begin to use GDB command trace and debug the Linux Kernel. </text:p>
      <text:p text:style-name="Text_20_body"/>
      <text:p text:style-name="Text_20_body">Android </text:p>
      <text:p text:style-name="Text_20_body">This video introduces use GDB connect to the KGTP in the Android, Please goto http://youtu.be/_UGN2j8Ctg0 or http://www.tudou.com/programs/view/FjkQ6HhPnfE/ to see it. </text:p>
      <text:p text:style-name="Text_20_body"/>
      <text:p text:style-name="Text_20_body">Insmod the KGTP module </text:p>
      <text:p text:style-name="Text_20_body">First, make sure ADB has connected with Android. </text:p>
      <text:p text:style-name="Text_20_body">Second, copy KGTP module to Android. </text:p>
      <text:p text:style-name="Text_20_body"/>
      <text:p text:style-name="Text_20_body">sudo adb push gtp.ko / </text:p>
      <text:p text:style-name="Text_20_body">Directory "/" may be read-only. You can choice other directory or use command "sudo adb shell mount -o rw,remount /" remount the directory to can write. </text:p>
      <text:p text:style-name="Text_20_body">Third, insmod the module. </text:p>
      <text:p text:style-name="Text_20_body"/>
      <text:p text:style-name="Text_20_body">adb shell insmod /gtp.ko </text:p>
      <text:p text:style-name="Text_20_body">Handle the issue that cannot find "/sys/kernel/debug/gtp" </text:p>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adb shell mount -t sysfs none /sys/ </text:p>
      <text:p text:style-name="Text_20_body">Maybe you will got some error for examle "Device or resource busy". Please ignore it. </text:p>
      <text:p text:style-name="Text_20_body">please use following command mount debugfs. </text:p>
      <text:p text:style-name="Text_20_body"/>
      <text:p text:style-name="Text_20_body">sudo adb shell mount -t debugfs none /sys/kernel/debug/ </text:p>
      <text:p text:style-name="Text_20_body"><text:soft-page-break/>Then you can find "/sys/kernel/debug/gtp". </text:p>
      <text:p text:style-name="Text_20_body"/>
      <text:p text:style-name="Text_20_body">GDB connect to the KGTP </text:p>
      <text:p text:style-name="Text_20_body">Use nc map the KGTP interface to port 1024. </text:p>
      <text:p text:style-name="Text_20_body"/>
      <text:p text:style-name="Text_20_body">adb forward tcp:1234 tcp:1234 </text:p>
      <text:p text:style-name="Text_20_body">adb shell "nc -l -p 1234 &lt;/sys/kernel/debug/gtp &gt;/sys/kernel/debug/gtp" </text:p>
      <text:p text:style-name="Text_20_body">#(adb shell "nc -l 1234 &lt;/sys/kernel/debug/gtp &gt;/sys/kernel/debug/gtp" for new version netcat.) </text:p>
      <text:p text:style-name="Text_20_body">After that, nc will hang there to wait connection. </text:p>
      <text:p text:style-name="Text_20_body">Let gdb connect to the port 1234. </text:p>
      <text:p text:style-name="Text_20_body"/>
      <text:p text:style-name="Text_20_body">gdb-release ./vmlinux </text:p>
      <text:p text:style-name="Text_20_body">(gdb) target remote :1234 </text:p>
      <text:p text:style-name="Text_20_body">After that, you can begin to use GDB command trace and debug the Linux Kernel. </text:p>
      <text:p text:style-name="Text_20_body"/>
      <text:p text:style-name="Text_20_body">Add module symbols to GDB </text:p>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p text:style-name="Text_20_body">How to use getmod </text:p>
      <text:p text:style-name="Text_20_body">"getmod" is written by C so you can use it anywhere even if in an embedded environment. </text:p>
      <text:p text:style-name="Text_20_body">For example: </text:p>
      <text:p text:style-name="Text_20_body"/>
      <text:p text:style-name="Text_20_body">#Following command save Linux Kernel module info to the file /tmp/mi in GDB </text:p>
      <text:p text:style-name="Text_20_body">#command format. </text:p>
      <text:p text:style-name="Text_20_body">sudo getmod &gt;/tmp/mi </text:p>
      <text:p text:style-name="Text_20_body">#in gdb part: </text:p>
      <text:p text:style-name="Text_20_body">(gdb) source /tmp/mi </text:p>
      <text:p text:style-name="Text_20_body">add symbol table from file "/lib/modules/2.6.39-rc5+/kernel/fs/nls/nls_iso8859-1.ko" at </text:p>
      <text:p text:style-name="Text_20_body"><text:soft-page-break/><text:s text:c="8"/>.text_addr = 0xf80de000 </text:p>
      <text:p text:style-name="Text_20_body"><text:s text:c="8"/>.note.gnu.build-id_addr = 0xf80de088 </text:p>
      <text:p text:style-name="Text_20_body"><text:s text:c="8"/>.exit.text_addr = 0xf80de074 </text:p>
      <text:p text:style-name="Text_20_body"><text:s text:c="8"/>.init.text_addr = 0xf8118000 </text:p>
      <text:p text:style-name="Text_20_body"><text:s text:c="8"/>.rodata.str1.1_addr = 0xf80de0ac </text:p>
      <text:p text:style-name="Text_20_body"><text:s text:c="8"/>.rodata_addr = 0xf80de0c0 </text:p>
      <text:p text:style-name="Text_20_body"><text:s text:c="8"/>__mcount_loc_addr = 0xf80de9c0 </text:p>
      <text:p text:style-name="Text_20_body"><text:s text:c="8"/>.data_addr = 0xf80de9e0 </text:p>
      <text:p text:style-name="Text_20_body"><text:s text:c="8"/>.gnu.linkonce.this_module_addr = 0xf80dea00 </text:p>
      <text:p text:style-name="Text_20_body">#After this GDB command, all the Linux Kernel module info is loaded into GDB. </text:p>
      <text:p text:style-name="Text_20_body">If you use remote debug or offline debug, maybe you need change the base directory. Following example is for it. </text:p>
      <text:p text:style-name="Text_20_body"/>
      <text:p text:style-name="Text_20_body">#/lib/modules/2.6.39-rc5+/kernel is replaced to sudo ./getmod -r /home/teawater/kernel/b26 </text:p>
      <text:p text:style-name="Text_20_body">sudo ./getmod -r /home/teawater/kernel/b26 &gt;~/tmp/mi </text:p>
      <text:p text:style-name="Text_20_body">How to use getmod.py </text:p>
      <text:p text:style-name="Text_20_body">Please note that static build GDB that download from https://code.google.com/p/gdbt/ cannot use getmod.py. </text:p>
      <text:p text:style-name="Text_20_body">Connect to KGTP before use the getmod.py. </text:p>
      <text:p text:style-name="Text_20_body"/>
      <text:p text:style-name="Text_20_body">(gdb) source ~/kgtp/getmod.py </text:p>
      <text:p text:style-name="Text_20_body">Then this script will auto load the Linux kernel module's symbols to GDB. </text:p>
      <text:p text:style-name="Text_20_body"/>
      <text:p text:style-name="Text_20_body">Howto use GDB control KGTP trace and debug Linux kernel </text:p>
      <text:p text:style-name="Text_20_body">Direct access the current value in normal mode </text:p>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Use_tfind_select_the_entry_inside_the_trace_frame_info get more info about GDB command "tfind". </text:p>
      <text:p text:style-name="Text_20_body"/>
      <text:p text:style-name="Text_20_body"><text:soft-page-break/>The memory of Linux kernel </text:p>
      <text:p text:style-name="Text_20_body">For example, you can access to "jiffies_64" with following command: </text:p>
      <text:p text:style-name="Text_20_body"/>
      <text:p text:style-name="Text_20_body">(gdb) p jiffies_64 </text:p>
      <text:p text:style-name="Text_20_body">Or you can access to the first entry of "static LIST_HEAD(modules)" with following command: </text:p>
      <text:p text:style-name="Text_20_body"/>
      <text:p text:style-name="Text_20_body">(gdb) p *((struct module *)((char *)modules-&gt;next - ((size_t) &amp;(((struct module *)0)-&gt;list)))) </text:p>
      <text:p text:style-name="Text_20_body">Or you can access to the CPU0 memory info of "DEFINE_PER_CPU(struct device *, mce_device);":` </text:p>
      <text:p text:style-name="Text_20_body"/>
      <text:p text:style-name="Text_20_body">p *(struct device *)(__per_cpu_offset[0]+(uint64_t)(&amp;mce_device)) </text:p>
      <text:p text:style-name="Text_20_body">If you want show more than one variables with one GDB command, please use following example: </text:p>
      <text:p text:style-name="Text_20_body"/>
      <text:p text:style-name="Text_20_body">(gdb) printf "%4d %4d %4d %4d %4d %4d %18d %lu\n", this_rq-&gt;cpu, this_rq-&gt;nr_running, this_rq-&gt;nr_uninterruptible, nr_active, calc_load_tasks-&gt;counter, this_rq-&gt;calc_load_active, delta, this_rq-&gt;calc_load_update </text:p>
      <text:p text:style-name="Text_20_body">2 1 0 0 0 0 673538312 717077240 </text:p>
      <text:p text:style-name="Text_20_body">the memory of the user space program </text:p>
      <text:p text:style-name="Text_20_body">KGTP can read memory directly without stop this user space program. For example: </text:p>
      <text:p text:style-name="Text_20_body"/>
      <text:p text:style-name="Text_20_body">#Connect to KGTP(it is different with the way that is introduced in before) </text:p>
      <text:p text:style-name="Text_20_body">(gdb) target extended-remote /sys/kernel/debug/gtp </text:p>
      <text:p text:style-name="Text_20_body">#Add a new inferior to parse info of the user space program. </text:p>
      <text:p text:style-name="Text_20_body">(gdb) add-inferior </text:p>
      <text:p text:style-name="Text_20_body">Added inferior 2 </text:p>
      <text:p text:style-name="Text_20_body">#Switch to this inferior </text:p>
      <text:p text:style-name="Text_20_body">(gdb) inferior 2 </text:p>
      <text:p text:style-name="Text_20_body">[Switching to inferior 2 [&lt;null&gt;] (&lt;noexec&gt;)] </text:p>
      <text:p text:style-name="Text_20_body">#Load the symbol of the program this you want to read </text:p>
      <text:p text:style-name="Text_20_body">(gdb) file ~/kernel/svn/bak/a.out </text:p>
      <text:p text:style-name="Text_20_body">Reading symbols from /home/teawater/kernel/svn/bak/a.out...done. </text:p>
      <text:p text:style-name="Text_20_body">#Attach to the program (it will not stop the program). </text:p>
      <text:p text:style-name="Text_20_body"><text:soft-page-break/>(gdb) attach 10039 </text:p>
      <text:p text:style-name="Text_20_body">Attaching to program: /home/teawater/kernel/svn/bak/a.out, Remote target </text:p>
      <text:p text:style-name="Text_20_body">Reading symbols from /lib/x86_64-linux-gnu/libc.so.6...(no debugging symbols found)...done. </text:p>
      <text:p text:style-name="Text_20_body">Loaded symbols for /lib/x86_64-linux-gnu/libc.so.6 </text:p>
      <text:p text:style-name="Text_20_body">Reading symbols from /lib64/ld-linux-x86-64.so.2...(no debugging symbols found)...done. </text:p>
      <text:p text:style-name="Text_20_body">Loaded symbols for /lib64/ld-linux-x86-64.so.2 </text:p>
      <text:p text:style-name="Text_20_body">0x0000000000000000 in ?? () </text:p>
      <text:p text:style-name="Text_20_body">#Then you can read the value of this program. </text:p>
      <text:p text:style-name="Text_20_body">(gdb) p c </text:p>
      <text:p text:style-name="Text_20_body">$3 = -1222013392 </text:p>
      <text:p text:style-name="Text_20_body">(gdb) p c </text:p>
      <text:p text:style-name="Text_20_body">$4 = -590910451 </text:p>
      <text:p text:style-name="Text_20_body">In this example, I used some multiple Inferiors commands. Please goto http://sourceware.org/gdb/current/onlinedocs/gdb/Inferiors-and-Programs.html get more info about it. </text:p>
      <text:p text:style-name="Text_20_body"/>
      <text:p text:style-name="Text_20_body">the trace state variables </text:p>
      <text:p text:style-name="Text_20_body">You can access value of TSV with the command that same with access memory. </text:p>
      <text:p text:style-name="Text_20_body">Please goto HOWTO#How_to_use_trace_state_variables get more info about TSV. </text:p>
      <text:p text:style-name="Text_20_body"/>
      <text:p text:style-name="Text_20_body">GDB tracepoint </text:p>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http://sourceware.org/gdb/current/onlinedocs/gdb/Tracepoints.html. </text:p>
      <text:p text:style-name="Text_20_body"><text:soft-page-break/></text:p>
      <text:p text:style-name="Text_20_body">set tracepoint </text:p>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 </text:p>
      <text:p text:style-name="Text_20_body">Here are some examples of using the trace command: </text:p>
      <text:p text:style-name="Text_20_body"/>
      <text:p text:style-name="Text_20_body">(gdb) trace foo.c:121 <text:s text:c="3"/>// a source file and line number </text:p>
      <text:p text:style-name="Text_20_body"/>
      <text:p text:style-name="Text_20_body">(gdb) trace +2 <text:s text:c="10"/>// 2 lines forward </text:p>
      <text:p text:style-name="Text_20_body"/>
      <text:p text:style-name="Text_20_body">(gdb) trace my_function <text:s/>// first source line of function </text:p>
      <text:p text:style-name="Text_20_body"/>
      <text:p text:style-name="Text_20_body">(gdb) trace *my_function // EXACT start address of function </text:p>
      <text:p text:style-name="Text_20_body"/>
      <text:p text:style-name="Text_20_body">(gdb) trace *0x2117c4 <text:s text:c="3"/>// an address </text:p>
      <text:p text:style-name="Text_20_body">Howto handle the function is there but set tracepoint on it got fail </text:p>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p text:style-name="Text_20_body">How to set tracepoint condition </text:p>
      <text:p text:style-name="Text_20_body">http://sourceware.org/gdb/current/onlinedocs/gdb/Tracepoint-Conditions.html </text:p>
      <text:p text:style-name="Text_20_body">Like breakpoints, we can set conditions on tracepoints. The speed of tracepoints is faster than breakpoints because KGTP can do all the condition checks. </text:p>
      <text:p text:style-name="Text_20_body">For example: </text:p>
      <text:p text:style-name="Text_20_body"/>
      <text:p text:style-name="Text_20_body">(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text:soft-page-break/>For example: </text:p>
      <text:p text:style-name="Text_20_body"/>
      <text:p text:style-name="Text_20_body">(gdb) trace handle_irq </text:p>
      <text:p text:style-name="Text_20_body">(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Text_20_body"/>
      <text:p text:style-name="Text_20_body">(gdb) trace handle_irq </text:p>
      <text:p text:style-name="Text_20_body">(gdb) condition $bpnum (irq == 47) </text:p>
      <text:p text:style-name="Text_20_body">How to handle error "Unsupported operator (null) (52) in expression." </text:p>
      <text:p text:style-name="Text_20_body">If you use condition about string, you will got this error when you call "tstart". </text:p>
      <text:p text:style-name="Text_20_body">To handle it, you can convent the char to int to handle this issue, for example: </text:p>
      <text:p text:style-name="Text_20_body"/>
      <text:p text:style-name="Text_20_body">(gdb) p/x 'A' </text:p>
      <text:p text:style-name="Text_20_body">$4 = 0x41 </text:p>
      <text:p text:style-name="Text_20_body">(gdb) condition 1 (buf[0] == 0x41) </text:p>
      <text:p text:style-name="Text_20_body">actions [num] </text:p>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p text:style-name="Text_20_body">collect expr1, expr2, ... </text:p>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Text_20_body"/>
      <text:p text:style-name="Text_20_body">$regs <text:s text:c="2"/>Collect all registers. </text:p>
      <text:p text:style-name="Text_20_body">$args <text:s text:c="2"/>Collect all function arguments. </text:p>
      <text:p text:style-name="Text_20_body">$locals Collect all local variables. </text:p>
      <text:p text:style-name="Text_20_body"><text:soft-page-break/>Please note that collect an pointer (collect ptr) will just collect the address of this pointer. Add a * before ptr will make action collect the data that pointer point to(collect *ptr). </text:p>
      <text:p text:style-name="Text_20_body"/>
      <text:p text:style-name="Text_20_body">teval expr1, expr2, ... </text:p>
      <text:p text:style-name="Text_20_body">Evaluate the given expressions when the tracepoint is hit. This command accepts a comma-separated list of expressions. The results are discarded, so this is mainly useful for assigning values to trace state variables (see HOWTO#Simple_trace_state_variables) without adding those values to the trace buffer, as would be the case if the collect action were used. </text:p>
      <text:p text:style-name="Text_20_body"/>
      <text:p text:style-name="Text_20_body">while-stepping n </text:p>
      <text:p text:style-name="Text_20_body">Please goto #Use_while-stepping_let_Linux_kernel_do_single_step see howto use it. </text:p>
      <text:p text:style-name="Text_20_body"/>
      <text:p text:style-name="Text_20_body">Start and stop the tracepoint </text:p>
      <text:p text:style-name="Text_20_body">Tracepoint will exec actions only when it is starting use this GDB command: </text:p>
      <text:p text:style-name="Text_20_body"/>
      <text:p text:style-name="Text_20_body">(gdb) tstart </text:p>
      <text:p text:style-name="Text_20_body">It will stop by this GDB command: </text:p>
      <text:p text:style-name="Text_20_body"/>
      <text:p text:style-name="Text_20_body">(gdb) tstop </text:p>
      <text:p text:style-name="Text_20_body">Enable and disable the tracepoint </text:p>
      <text:p text:style-name="Text_20_body">Like breakpoint, tracepoint can be control by GDB commands "enable" and "disable". But please note that it only useful when tracepoint stop. </text:p>
      <text:p text:style-name="Text_20_body"/>
      <text:p text:style-name="Text_20_body">Use tfind select the entry inside the trace frame info </text:p>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HOWTO#Direct_access_the_current_value_in_normal_mode), please use GDB command "tfind -1". Please goto http://sourceware.org/gdb/current/onlinedocs/gdb/tfind.html get more info <text:soft-page-break/>about it. </text:p>
      <text:p text:style-name="Text_20_body"/>
      <text:p text:style-name="Text_20_body">How to handle error "No such file or directory." </text:p>
      <text:p text:style-name="Text_20_body">When GDB cannot find the source code of Linux kernel, it will show this error message. For example: </text:p>
      <text:p text:style-name="Text_20_body"/>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build/buildd/linux-3.2.0/fs/read_write.c: No such file or directory. </text:p>
      <text:p text:style-name="Text_20_body">You can use GDB command "set substitute-path" to handle it. The prev example, the Linux kernel source is in "/build/buildd/test/linux-3.2.0/". But vmlinux let GDB find Linux kernel source in "/build/buildd/linux-3.2.0/". You can handle it with: </text:p>
      <text:p text:style-name="Text_20_body"/>
      <text:p text:style-name="Text_20_body">(gdb) set substitute-path /build/buildd/linux-3.2.0/ /build/buildd/test/linux-3.2.0/ </text:p>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 </text:p>
      <text:p text:style-name="Text_20_body">GDB have some other commands to handle the source code issue. Please goto http://sourceware.org/gdb/current/onlinedocs/gdb/Source-Path.html get the introduce about them. </text:p>
      <text:p text:style-name="Text_20_body"/>
      <text:p text:style-name="Text_20_body">Save the trace frame info to a file </text:p>
      <text:p text:style-name="Text_20_body">/sys/kernel/debug/gtpframe supplies trace frame in tfile format (GDB can parse it) when KGTP is stop. </text:p>
      <text:p text:style-name="Text_20_body">Please note that some "cp" cannot handle it very well, please use "cat /sys/kernel/debug/gtpframe &gt; ./gtpframe" to copy it. </text:p>
      <text:p text:style-name="Text_20_body">You can open file gtpframe when you want: </text:p>
      <text:p text:style-name="Text_20_body"/>
      <text:p text:style-name="Text_20_body">(gdb) target tfile ./gtpframe </text:p>
      <text:p text:style-name="Text_20_body"><text:soft-page-break/>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Show and save the tracepoint </text:p>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p text:style-name="Text_20_body">Delete tracepoint </text:p>
      <text:p text:style-name="Text_20_body">GDB command "delete id" will delete tracepoint id. If "delete" without argument, it will delete all the tracepoint. </text:p>
      <text:p text:style-name="Text_20_body"/>
      <text:p text:style-name="Text_20_body">Use tracepoint get register info from a point of kernel </text:p>
      <text:p text:style-name="Text_20_body">The following is an example that records the value of all registers when "vfs_readdir" is called. </text:p>
      <text:p text:style-name="Text_20_body"/>
      <text:p text:style-name="Text_20_body">(gdb) target remote /sys/kernel/debug/gtp </text:p>
      <text:p text:style-name="Text_20_body">(gdb) trace vfs_readdir </text:p>
      <text:p text:style-name="Text_20_body">Tracepoint 1 at 0xc01a1ac0: file </text:p>
      <text:p text:style-name="Text_20_body">/home/teawater/kernel/linux-2.6/fs/readdir.c, line 23. </text:p>
      <text:p text:style-name="Text_20_body">(gdb) actions </text:p>
      <text:p text:style-name="Text_20_body">Enter actions for tracepoint 1, one per line. </text:p>
      <text:p text:style-name="Text_20_body">End with a line saying just "end". </text:p>
      <text:p text:style-name="Text_20_body">&gt;collect $reg </text:p>
      <text:p text:style-name="Text_20_body">&gt;end </text:p>
      <text:p text:style-name="Text_20_body">(gdb) tstart </text:p>
      <text:p text:style-name="Text_20_body">(gdb) shell ls </text:p>
      <text:p text:style-name="Text_20_body">(gdb) tstop </text:p>
      <text:p text:style-name="Text_20_body"><text:soft-page-break/>(gdb) tfind </text:p>
      <text:p text:style-name="Text_20_body">Found trace frame 0, tracepoint 1 </text:p>
      <text:p text:style-name="Text_20_body">#0 <text:s/>0xc01a1ac1 in vfs_readdir (file=0xc5528d00, filler=0xc01a1900 &lt;filldir64&gt;, </text:p>
      <text:p text:style-name="Text_20_body"><text:s text:c="3"/>buf=0xc0d09f90) at /home/teawater/kernel/linux-2.6/fs/readdir.c:23 </text:p>
      <text:p text:style-name="Text_20_body">23 <text:s text:c="5"/>/home/teawater/kernel/linux-2.6/fs/readdir.c: No such file or directory. </text:p>
      <text:p text:style-name="Text_20_body"><text:s text:c="7"/>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esp <text:s text:c="11"/>0xc0d09f8c <text:s text:c="6"/>0xc0d09f8c </text:p>
      <text:p text:style-name="Text_20_body">ebp <text:s text:c="11"/>0x0 <text:s text:c="5"/>0x0 </text:p>
      <text:p text:style-name="Text_20_body">esi <text:s text:c="11"/>0x8061480 <text:s text:c="7"/>134616192 </text:p>
      <text:p text:style-name="Text_20_body">edi <text:s text:c="11"/>0xc5528d00 <text:s text:c="6"/>-984445696 </text:p>
      <text:p text:style-name="Text_20_body">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gdb) tfind </text:p>
      <text:p text:style-name="Text_20_body">Found trace frame 1, tracepoint 1 </text:p>
      <text:p text:style-name="Text_20_body">0xc01a1ac1 <text:s text:c="5"/>23 <text:s text:c="5"/>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esp <text:s text:c="11"/>0xc0d09f8c <text:s text:c="6"/>0xc0d09f8c </text:p>
      <text:p text:style-name="Text_20_body">ebp <text:s text:c="11"/>0x0 <text:s text:c="5"/>0x0 </text:p>
      <text:p text:style-name="Text_20_body"><text:soft-page-break/>esi <text:s text:c="11"/>0x8061480 <text:s text:c="7"/>134616192 </text:p>
      <text:p text:style-name="Text_20_body">edi <text:s text:c="11"/>0xc5528d00 <text:s text:c="6"/>-984445696 </text:p>
      <text:p text:style-name="Text_20_body">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Use tracepoint get the value of variable from a point of kernel </text:p>
      <text:p text:style-name="Text_20_body">The following is an example that records the value of "jiffies_64" when the function "vfs_readdir" is called: </text:p>
      <text:p text:style-name="Text_20_body"/>
      <text:p text:style-name="Text_20_body">(gdb) target remote /sys/kernel/debug/gtp </text:p>
      <text:p text:style-name="Text_20_body">(gdb) trace vfs_readdir </text:p>
      <text:p text:style-name="Text_20_body">Tracepoint 1 at 0xc01ed74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gt;collect jiffies_64 </text:p>
      <text:p text:style-name="Text_20_body">&gt;collect file-&gt;f_path.dentry-&gt;d_iname </text:p>
      <text:p text:style-name="Text_20_body">&gt;end </text:p>
      <text:p text:style-name="Text_20_body">(gdb) tstart </text:p>
      <text:p text:style-name="Text_20_body">(gdb) shell ls </text:p>
      <text:p text:style-name="Text_20_body">arch <text:s text:c="3"/>drivers <text:s text:c="2"/>include <text:s/>kernel <text:s text:c="3"/>mm <text:s text:c="14"/>Module.symvers <text:s/>security <text:s/>System.map <text:s/>virt </text:p>
      <text:p text:style-name="Text_20_body">block <text:s text:c="2"/>firmware <text:s/>init <text:s text:c="4"/>lib <text:s text:c="6"/>modules.builtin <text:s/>net <text:s text:c="12"/>sound <text:s text:c="4"/>t <text:s text:c="10"/>vmlinux </text:p>
      <text:p text:style-name="Text_20_body">crypto <text:s/>fs <text:s text:c="7"/>ipc <text:s text:c="5"/>Makefile <text:s/>modules.order <text:s text:c="3"/>scripts <text:s text:c="8"/>source <text:s text:c="3"/>usr <text:s text:c="8"/>vmlinux.o </text:p>
      <text:p text:style-name="Text_20_body">(gdb) tstop </text:p>
      <text:p text:style-name="Text_20_body">(gdb) tfind </text:p>
      <text:p text:style-name="Text_20_body">Found trace frame 0, tracepoint 1 </text:p>
      <text:p text:style-name="Text_20_body"><text:soft-page-break/>#0 <text:s/>0xc01ed741 in vfs_readdir (file=0xf4063000, filler=0xc01ed580 &lt;filldir64&gt;, buf=0xd6dfdf90) </text:p>
      <text:p text:style-name="Text_20_body"><text:s text:c="4"/>at /home/teawater/kernel/linux-2.6/fs/readdir.c:24 </text:p>
      <text:p text:style-name="Text_20_body">24 <text:s text:c="5"/>{ </text:p>
      <text:p text:style-name="Text_20_body">(gdb) p jiffies_64 </text:p>
      <text:p text:style-name="Text_20_body">$1 = 4297248706 </text:p>
      <text:p text:style-name="Text_20_body">(gdb) p file-&gt;f_path.dentry-&gt;d_iname </text:p>
      <text:p text:style-name="Text_20_body">$1 = "b26", '\000' &lt;repeats 28 times&gt; </text:p>
      <text:p text:style-name="Text_20_body">Show all the traced data of current frame </text:p>
      <text:p text:style-name="Text_20_body">After use "tfind" select an entry, you can use "tdump" to do it. </text:p>
      <text:p text:style-name="Text_20_body"/>
      <text:p text:style-name="Text_20_body">(gdb) tdump </text:p>
      <text:p text:style-name="Text_20_body">Data collected at tracepoint 1, trace frame 0: </text:p>
      <text:p text:style-name="Text_20_body">$cr = void </text:p>
      <text:p text:style-name="Text_20_body">file-&gt;f_path.dentry-&gt;d_iname = "gtp\000.google.chrome.g05ZYO\000\235\337\000\000\000\000\200\067k\364\200\067", &lt;incomplete sequence \364&gt; </text:p>
      <text:p text:style-name="Text_20_body">jiffies_64 = 4319751455 </text:p>
      <text:p text:style-name="Text_20_body">Get status of tracepoint </text:p>
      <text:p text:style-name="Text_20_body">Please use GDB command "tstatus". </text:p>
      <text:p text:style-name="Text_20_body"/>
      <text:p text:style-name="Text_20_body">Set the trace buffer into a circular buffer </text:p>
      <text:p text:style-name="Text_20_body">http://sourceware.org/gdb/current/onlinedocs/gdb/Starting-and-Stopping-Trace-Experiments.html </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Text_20_body"/>
      <text:p text:style-name="Text_20_body">(gdb) set circular-trace-buffer on </text:p>
      <text:p text:style-name="Text_20_body">Do not stop tracepoint when the GDB disconnects </text:p>
      <text:p text:style-name="Text_20_body">http://sourceware.org/gdb/current/onlinedocs/gdb/Starting-and-Stopping-Trace-Experiments.html </text:p>
      <text:p text:style-name="Text_20_body">KGTP will stop tracepoint and delete the trace frame when GDB disconnects with it by default. </text:p>
      <text:p text:style-name="Text_20_body">Following command will open the KGTP disconnect-trace. After that, when <text:soft-page-break/>GDB disconnects with KGTP, KGTP will not stop tracepoint. And after GDB reconnects to KGTP, it can keep control of KGTP like nothing happened. </text:p>
      <text:p text:style-name="Text_20_body"/>
      <text:p text:style-name="Text_20_body">(gdb) set disconnected-tracing on </text:p>
      <text:p text:style-name="Text_20_body">kprobes-optimization and the execution speed of tracepoint </text:p>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Text_20_body"/>
      <text:p text:style-name="Text_20_body">sysctl -A | grep kprobe </text:p>
      <text:p text:style-name="Text_20_body">debug.kprobes-optimization = 1 </text:p>
      <text:p text:style-name="Text_20_body">That means that your kernel support kprobes-optimization. </text:p>
      <text:p text:style-name="Text_20_body">Please note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p text:style-name="Text_20_body">How to use trace state variables </text:p>
      <text:p text:style-name="Text_20_body">http://sourceware.org/gdb/current/onlinedocs/gdb/Trace-State-Variables.html </text:p>
      <text:p text:style-name="Text_20_body">Trace state variable is referred to as the TSV. </text:p>
      <text:p text:style-name="Text_20_body">TSV can be accessed in tracepoint action and condition or direct access by GDB command. </text:p>
      <text:p text:style-name="Text_20_body">Please note that just GDB 7.2.1 and later versions support use trace state variables directly, the old version of GDB can show the value of trace state variables through command "info tvariables". </text:p>
      <text:p text:style-name="Text_20_body"/>
      <text:p text:style-name="Text_20_body">Simple trace state variables </text:p>
      <text:p text:style-name="Text_20_body">Define a trace state variable $c. </text:p>
      <text:p text:style-name="Text_20_body"/>
      <text:p text:style-name="Text_20_body">(gdb) tvariable $c </text:p>
      <text:p text:style-name="Text_20_body">Trace state variable $c is created with initial value 0. The following action <text:soft-page-break/>uses $c to count how many irqs happened in the kernel. </text:p>
      <text:p text:style-name="Text_20_body"/>
      <text:p text:style-name="Text_20_body">(gdb) target remote /sys/kernel/debug/gtp </text:p>
      <text:p text:style-name="Text_20_body">(gdb) trace handle_irq </text:p>
      <text:p text:style-name="Text_20_body">(gdb) actions </text:p>
      <text:p text:style-name="Text_20_body">Enter actions for tracepoint 3, one per line. </text:p>
      <text:p text:style-name="Text_20_body">End with a line saying just "end". </text:p>
      <text:p text:style-name="Text_20_body">&gt;collect $c <text:s text:c="4"/>#Save current value of $c to the trace frame buffer. </text:p>
      <text:p text:style-name="Text_20_body">&gt;teval $c=$c+1 <text:s/>#Increase the $c. </text:p>
      <text:p text:style-name="Text_20_body">&gt;end </text:p>
      <text:p text:style-name="Text_20_body">Also, you can set a value of variable to trace state variable, but don't forget covert variable to "uint64_t". </text:p>
      <text:p text:style-name="Text_20_body"/>
      <text:p text:style-name="Text_20_body">&gt;teval $c=(uint64_t)a </text:p>
      <text:p text:style-name="Text_20_body">You can get the current value of $c while the trace is running or stopped. </text:p>
      <text:p text:style-name="Text_20_body"/>
      <text:p text:style-name="Text_20_body">(gdb) tstart </text:p>
      <text:p text:style-name="Text_20_body">(gdb) info tvariables </text:p>
      <text:p text:style-name="Text_20_body">$c <text:s text:c="13"/>0 <text:s text:c="10"/>31554 </text:p>
      <text:p text:style-name="Text_20_body">(gdb) p $c </text:p>
      <text:p text:style-name="Text_20_body">$5 = 33652 </text:p>
      <text:p text:style-name="Text_20_body">(gdb) tstop </text:p>
      <text:p text:style-name="Text_20_body">(gdb) p $c </text:p>
      <text:p text:style-name="Text_20_body">$9 = 105559 </text:p>
      <text:p text:style-name="Text_20_body">When using tfind, you can parse the trace frame buffer. If the value of a trace state variable is collected, you can parse it out. </text:p>
      <text:p text:style-name="Text_20_body"/>
      <text:p text:style-name="Text_20_body">(gdb) tstop </text:p>
      <text:p text:style-name="Text_20_body">(gdb) tfind </text:p>
      <text:p text:style-name="Text_20_body">(gdb) info tvariables </text:p>
      <text:p text:style-name="Text_20_body">$c <text:s text:c="13"/>0 <text:s text:c="10"/>0 </text:p>
      <text:p text:style-name="Text_20_body">(gdb) p $c </text:p>
      <text:p text:style-name="Text_20_body">$6 = 0 </text:p>
      <text:p text:style-name="Text_20_body">(gdb) tfind 100 </text:p>
      <text:p text:style-name="Text_20_body"><text:soft-page-break/>(gdb) p $c </text:p>
      <text:p text:style-name="Text_20_body">$7 = 100 </text:p>
      <text:p text:style-name="Text_20_body">If need, the tracepoint action that access the simple trace state variables will auto lock a spin lock for trace state variables. So it can handle race condition issue about trace state variables. </text:p>
      <text:p text:style-name="Text_20_body">The following example is OK even if it running a machine that have more than one CPU. </text:p>
      <text:p text:style-name="Text_20_body"/>
      <text:p text:style-name="Text_20_body">&gt;teval $c=$c+1 </text:p>
      <text:p text:style-name="Text_20_body">Per_cpu trace state variables </text:p>
      <text:p text:style-name="Text_20_body">Per_cpu trace state variables are special simple trace state variables. </text:p>
      <text:p text:style-name="Text_20_body">When tracepoint action access to it, it will access to this CPU special trace state variables. </text:p>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p text:style-name="Text_20_body">How to define </text:p>
      <text:p text:style-name="Text_20_body">Per_cpu trace state variables have two types: </text:p>
      <text:p text:style-name="Text_20_body"/>
      <text:p text:style-name="Text_20_body">Local CPU variables </text:p>
      <text:p text:style-name="Text_20_body">"per_cpu_"+string </text:p>
      <text:p text:style-name="Text_20_body">or </text:p>
      <text:p text:style-name="Text_20_body"/>
      <text:p text:style-name="Text_20_body">"p_"+string </text:p>
      <text:p text:style-name="Text_20_body">For example: </text:p>
      <text:p text:style-name="Text_20_body"/>
      <text:p text:style-name="Text_20_body">(gdb) tvariable $p_count </text:p>
      <text:p text:style-name="Text_20_body">When access this trace state variable in tracepoint actions, it will return the variable's value of CPU that this tracepoint actions running on. </text:p>
      <text:p text:style-name="Text_20_body"/>
      <text:p text:style-name="Text_20_body">CPU id variables </text:p>
      <text:p text:style-name="Text_20_body">"per_cpu_"+string+CPU_id </text:p>
      <text:p text:style-name="Text_20_body"><text:soft-page-break/>or </text:p>
      <text:p text:style-name="Text_20_body"/>
      <text:p text:style-name="Text_20_body">"p_"+string+CPU_id </text:p>
      <text:p text:style-name="Text_20_body">For example: </text:p>
      <text:p text:style-name="Text_20_body"><text:s/></text:p>
      <text:p text:style-name="Text_20_body">(gdb) tvariable $p_count0 </text:p>
      <text:p text:style-name="Text_20_body">(gdb) tvariable $p_count1 </text:p>
      <text:p text:style-name="Text_20_body">(gdb) tvariable $p_count2 </text:p>
      <text:p text:style-name="Text_20_body">(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Text_20_body"/>
      <text:p text:style-name="Text_20_body">(gdb) set $tmp=0 </text:p>
      <text:p text:style-name="Text_20_body">(gdb) while $tmp&lt;$cpu_number </text:p>
      <text:p text:style-name="Text_20_body"><text:s/>&gt;eval "tvariable $p_count%d",$tmp </text:p>
      <text:p text:style-name="Text_20_body"><text:s/>&gt;set $tmp=$tmp+1 </text:p>
      <text:p text:style-name="Text_20_body"><text:s/>&gt;end </text:p>
      <text:p text:style-name="Text_20_body">Example 1 </text:p>
      <text:p text:style-name="Text_20_body">This example define a tracepoint that count the times that call vfs_read of each CPU. </text:p>
      <text:p text:style-name="Text_20_body"/>
      <text:p text:style-name="Text_20_body">tvariable $p_count </text:p>
      <text:p text:style-name="Text_20_body">set $tmp=0 </text:p>
      <text:p text:style-name="Text_20_body">while $tmp&lt;$cpu_number </text:p>
      <text:p text:style-name="Text_20_body"><text:s text:c="2"/>eval "tvariable $p_count%d",$tmp </text:p>
      <text:p text:style-name="Text_20_body"><text:s text:c="2"/>set $tmp=$tmp+1 </text:p>
      <text:p text:style-name="Text_20_body"><text:s text:c="2"/>end </text:p>
      <text:p text:style-name="Text_20_body">trace vfs_read </text:p>
      <text:p text:style-name="Text_20_body">actions </text:p>
      <text:p text:style-name="Text_20_body"><text:s text:c="2"/>teval $p_count=$p_count+1 </text:p>
      <text:p text:style-name="Text_20_body"><text:s text:c="2"/>end </text:p>
      <text:p text:style-name="Text_20_body">Then you can show how many vfs_read in each CPU after "tstart": </text:p>
      <text:p text:style-name="Text_20_body"><text:soft-page-break/></text:p>
      <text:p text:style-name="Text_20_body">(gdb) p $p_count0 </text:p>
      <text:p text:style-name="Text_20_body">$3 = 44802 </text:p>
      <text:p text:style-name="Text_20_body">(gdb) p $p_count1 </text:p>
      <text:p text:style-name="Text_20_body">$4 = 55272 </text:p>
      <text:p text:style-name="Text_20_body">(gdb) p $p_count2 </text:p>
      <text:p text:style-name="Text_20_body">$5 = 102085 </text:p>
      <text:p text:style-name="Text_20_body">(gdb) p $p_count3 </text:p>
      <text:p text:style-name="Text_20_body">Example 2 </text:p>
      <text:p text:style-name="Text_20_body">This example record stack dump of the function that close IRQ longest time of each CPU. </text:p>
      <text:p text:style-name="Text_20_body"/>
      <text:p text:style-name="Text_20_body">set pagination off </text:p>
      <text:p text:style-name="Text_20_body"/>
      <text:p text:style-name="Text_20_body">tvariable $bt=1024 </text:p>
      <text:p text:style-name="Text_20_body">tvariable $p_count </text:p>
      <text:p text:style-name="Text_20_body">tvariable $p_cc </text:p>
      <text:p text:style-name="Text_20_body">set $tmp=0 </text:p>
      <text:p text:style-name="Text_20_body">while $tmp&lt;$cpu_number </text:p>
      <text:p text:style-name="Text_20_body">eval "tvariable $p_cc%d",$tmp </text:p>
      <text:p text:style-name="Text_20_body">set $tmp=$tmp+1 </text:p>
      <text:p text:style-name="Text_20_body">end </text:p>
      <text:p text:style-name="Text_20_body"/>
      <text:p text:style-name="Text_20_body">tvariable $ignore_error=1 </text:p>
      <text:p text:style-name="Text_20_body"/>
      <text:p text:style-name="Text_20_body">trace arch_local_irq_disable </text:p>
      <text:p text:style-name="Text_20_body"><text:s text:c="2"/>commands </text:p>
      <text:p text:style-name="Text_20_body"><text:s text:c="4"/>teval $p_count=$clock </text:p>
      <text:p text:style-name="Text_20_body"><text:s text:c="2"/>end </text:p>
      <text:p text:style-name="Text_20_body">trace arch_local_irq_enable if ($p_count &amp;&amp; $p_cc &lt; $clock - $p_count) </text:p>
      <text:p text:style-name="Text_20_body"><text:s text:c="2"/>commands </text:p>
      <text:p text:style-name="Text_20_body"><text:s text:c="4"/>teval $p_cc = $clock - $p_count </text:p>
      <text:p text:style-name="Text_20_body"><text:s text:c="4"/>collect $bt </text:p>
      <text:p text:style-name="Text_20_body"><text:s text:c="4"/>collect $p_cc </text:p>
      <text:p text:style-name="Text_20_body"><text:soft-page-break/><text:s text:c="4"/>teval $p_count=0 </text:p>
      <text:p text:style-name="Text_20_body"><text:s text:c="2"/>end </text:p>
      <text:p text:style-name="Text_20_body"/>
      <text:p text:style-name="Text_20_body">enable </text:p>
      <text:p text:style-name="Text_20_body">set pagination on </text:p>
      <text:p text:style-name="Text_20_body">Special trace state variables $current_task, $current_task_pid, $current_thread_info, $cpu_id, $dump_stack, $printk_level, $printk_format, $printk_tmp ,$clock, $hardirq_count, $softirq_count and $irq_count </text:p>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And KGTP has other special trace state variables $dump_stack, $printk_level, $printk_format and $printk_tmp. All of them output their values directly, as can be seen in HOWTO#Howto_let_tracepoint_output_value_directly. </text:p>
      <text:p text:style-name="Text_20_body">The following example counts in $c how many vfs_read calls that process 16663 does and collects the struct thread_info of current task: </text:p>
      <text:p text:style-name="Text_20_body"/>
      <text:p text:style-name="Text_20_body">(gdb) target remote /sys/kernel/debug/gtp </text:p>
      <text:p text:style-name="Text_20_body">(gdb) trace vfs_read if (((struct task_struct *)$current_task)-&gt;pid == 16663) </text:p>
      <text:p text:style-name="Text_20_body">(gdb) tvariable $c </text:p>
      <text:p text:style-name="Text_20_body"><text:soft-page-break/>(gdb) actions </text:p>
      <text:p text:style-name="Text_20_body">Enter actions for tracepoint 4, one per line. </text:p>
      <text:p text:style-name="Text_20_body">End with a line saying just "end". </text:p>
      <text:p text:style-name="Text_20_body">&gt;teval $c=$c+1 </text:p>
      <text:p text:style-name="Text_20_body">&gt;collect (*(struct thread_info *)$current_thread_info) </text:p>
      <text:p text:style-name="Text_20_body">&gt;end </text:p>
      <text:p text:style-name="Text_20_body">(gdb) tstart </text:p>
      <text:p text:style-name="Text_20_body">(gdb) info tvariables </text:p>
      <text:p text:style-name="Text_20_body">Name <text:s text:c="11"/>Initial <text:s text:c="4"/>Current <text:s text:c="4"/></text:p>
      <text:p text:style-name="Text_20_body">$c <text:s text:c="13"/>0 <text:s text:c="10"/>184 <text:s text:c="8"/></text:p>
      <text:p text:style-name="Text_20_body">$current_task <text:s text:c="2"/>0 <text:s text:c="10"/>&lt;unknown&gt; <text:s text:c="2"/></text:p>
      <text:p text:style-name="Text_20_body">$current_thread_info 0 <text:s text:c="10"/>&lt;unknown&gt; <text:s text:c="2"/></text:p>
      <text:p text:style-name="Text_20_body">$cpu_id <text:s text:c="8"/>0 <text:s text:c="10"/>&lt;unknown&gt; <text:s text:c="2"/></text:p>
      <text:p text:style-name="Text_20_body">(gdb) tstop </text:p>
      <text:p text:style-name="Text_20_body">(gdb) tfind </text:p>
      <text:p text:style-name="Text_20_body">(gdb) p *(struct thread_info *)$current_thread_info </text:p>
      <text:p text:style-name="Text_20_body">$10 = {task = 0xf0ac6580, exec_domain = 0xc07b1400, flags = 0, status = 0, cpu = 1, preempt_count = 2, addr_limit = { </text:p>
      <text:p text:style-name="Text_20_body"><text:s text:c="4"/>seg = 4294967295}, restart_block = {fn = 0xc0159fb0 &lt;do_no_restart_syscall&gt;, {{arg0 = 138300720, arg1 = 11, </text:p>
      <text:p text:style-name="Text_20_body"><text:s text:c="8"/>arg2 = 1, arg3 = 78}, futex = {uaddr = 0x83e4d30, val = 11, flags = 1, bitset = 78, time = 977063750, </text:p>
      <text:p text:style-name="Text_20_body"><text:s text:c="8"/>uaddr2 = 0x0}, nanosleep = {index = 138300720, rmtp = 0xb, expires = 335007449089}, poll = { </text:p>
      <text:p text:style-name="Text_20_body"><text:s text:c="8"/>ufds = 0x83e4d30, nfds = 11, has_timeout = 1, tv_sec = 78, tv_nsec = 977063750}}}, </text:p>
      <text:p text:style-name="Text_20_body"><text:s text:c="2"/>sysenter_return = 0xb77ce424, previous_esp = 0, supervisor_stack = 0xef340044 "", uaccess_err = 0} </text:p>
      <text:p text:style-name="Text_20_body">Another example shows how much sys_read() executes in each CPU. </text:p>
      <text:p text:style-name="Text_20_body"/>
      <text:p text:style-name="Text_20_body">(gdb) tvariable $c0 </text:p>
      <text:p text:style-name="Text_20_body">(gdb) tvariable $c1 </text:p>
      <text:p text:style-name="Text_20_body">(gdb) trace sys_read </text:p>
      <text:p text:style-name="Text_20_body">(gdb) condition $bpnum ($cpu_id == 0) </text:p>
      <text:p text:style-name="Text_20_body">(gdb) actions </text:p>
      <text:p text:style-name="Text_20_body"><text:soft-page-break/>&gt;teval $c0=$c0+1 </text:p>
      <text:p text:style-name="Text_20_body">&gt;end </text:p>
      <text:p text:style-name="Text_20_body">(gdb) trace sys_read </text:p>
      <text:p text:style-name="Text_20_body">(gdb) condition $bpnum ($cpu_id == 1) </text:p>
      <text:p text:style-name="Text_20_body">(gdb) actions </text:p>
      <text:p text:style-name="Text_20_body">&gt;teval $c1=$c1+1 </text:p>
      <text:p text:style-name="Text_20_body">&gt;end </text:p>
      <text:p text:style-name="Text_20_body">(gdb) info tvariables </text:p>
      <text:p text:style-name="Text_20_body">Name <text:s text:c="11"/>Initial <text:s text:c="4"/>Current <text:s text:c="4"/></text:p>
      <text:p text:style-name="Text_20_body">$current_task <text:s text:c="2"/>0 <text:s text:c="10"/>&lt;unknown&gt; <text:s text:c="2"/></text:p>
      <text:p text:style-name="Text_20_body">$cpu_id <text:s text:c="8"/>0 <text:s text:c="10"/>&lt;unknown&gt; <text:s text:c="2"/></text:p>
      <text:p text:style-name="Text_20_body">$c0 <text:s text:c="12"/>0 <text:s text:c="10"/>3255 <text:s text:c="7"/></text:p>
      <text:p text:style-name="Text_20_body">$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p text:style-name="Text_20_body">Special trace state variable $self_trace </text:p>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Text_20_body"/>
      <text:p text:style-name="Text_20_body">&gt;teval $self_trace=0 </text:p>
      <text:p text:style-name="Text_20_body">Trace the function return with $kret </text:p>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function_name". </text:p>
      <text:p text:style-name="Text_20_body"/>
      <text:p text:style-name="Text_20_body"><text:soft-page-break/>Following part is an example: </text:p>
      <text:p text:style-name="Text_20_body"/>
      <text:p text:style-name="Text_20_body">#"*(function_name)" format can make certain that GDB send the first address of function to KGTP. </text:p>
      <text:p text:style-name="Text_20_body">(gdb) trace *vfs_read </text:p>
      <text:p text:style-name="Text_20_body">(gdb) actions </text:p>
      <text:p text:style-name="Text_20_body">&gt;teval $kret=0 </text:p>
      <text:p text:style-name="Text_20_body">#Following part you can set commands that you want. </text:p>
      <text:p text:style-name="Text_20_body">Use $ignore_error and $last_errno to ignore the error of tstart </text:p>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Text_20_body"/>
      <text:p text:style-name="Text_20_body">(gdb) tvariable $ignore_error=1 </text:p>
      <text:p text:style-name="Text_20_body">This command will open ignore. </text:p>
      <text:p text:style-name="Text_20_body"/>
      <text:p text:style-name="Text_20_body">(gdb) tvariable $ignore_error=0 </text:p>
      <text:p text:style-name="Text_20_body">This command will close ignore. </text:p>
      <text:p text:style-name="Text_20_body"/>
      <text:p text:style-name="Text_20_body">Use $cooked_clock and $cooked_rdtsc the time without KGTP used </text:p>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p text:style-name="Text_20_body">Use $xtime_sec and $xtime_nsec get the timespec </text:p>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p text:style-name="Text_20_body">Howto backtrace (stack dump) </text:p>
      <text:p text:style-name="Text_20_body">Each time your program performs a function call, information about the call is <text:soft-page-break/>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p text:style-name="Text_20_body">Collect stack with $bt and use GDB command "backtrace" </text:p>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Text_20_body">The general collect the stack command in GDB tracepoint is: In x86_32, following command will collect 512 bytes of stack. </text:p>
      <text:p text:style-name="Text_20_body">&gt;collect *(unsigned char *)$esp@512 </text:p>
      <text:p text:style-name="Text_20_body">In x86_64, following command will collect 512 bytes of stack. </text:p>
      <text:p text:style-name="Text_20_body">&gt;collect *(unsigned char *)$rsp@512 </text:p>
      <text:p text:style-name="Text_20_body">In MIPS or ARM, following command will collect 512 bytes of stack. </text:p>
      <text:p text:style-name="Text_20_body">&gt;collect *(unsigned char *)$sp@512 </text:p>
      <text:p text:style-name="Text_20_body">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Text_20_body"/>
      <text:p text:style-name="Text_20_body">&gt;collect $bt </text:p>
      <text:p text:style-name="Text_20_body">If you want to change size of $bt, you can use following GDB command before "tstart": </text:p>
      <text:p text:style-name="Text_20_body"/>
      <text:p text:style-name="Text_20_body">(gdb) tvariable $bt=1024 </text:p>
      <text:p text:style-name="Text_20_body">Following part is an example about howto collect stack and howto use GDB parse it: </text:p>
      <text:p text:style-name="Text_20_body"/>
      <text:p text:style-name="Text_20_body">(gdb) target remote /sys/kernel/debug/gtp </text:p>
      <text:p text:style-name="Text_20_body">(gdb) trace vfs_readdir </text:p>
      <text:p text:style-name="Text_20_body">Tracepoint 1 at 0xffffffff8118c300: file /home/teawater/kernel2/linux/fs/readdir.c, line 24. </text:p>
      <text:p text:style-name="Text_20_body">(gdb) actions </text:p>
      <text:p text:style-name="Text_20_body">Enter actions for tracepoint 1, one per line. </text:p>
      <text:p text:style-name="Text_20_body"><text:soft-page-break/>End with a line saying just "end". </text:p>
      <text:p text:style-name="Text_20_body">&gt;collect $bt </text:p>
      <text:p text:style-name="Text_20_body">&gt;end </text:p>
      <text:p text:style-name="Text_20_body">(gdb) tstart </text:p>
      <text:p text:style-name="Text_20_body">(gdb) shell ls </text:p>
      <text:p text:style-name="Text_20_body">1 <text:s text:c="5"/>crypto <text:s text:c="3"/>fs <text:s text:c="12"/>include <text:s/>kernel <text:s text:c="3"/>mm <text:s text:c="14"/>Module.symvers <text:s/>security <text:s/>System.map <text:s/>vmlinux </text:p>
      <text:p text:style-name="Text_20_body">arch <text:s text:c="2"/>drivers <text:s text:c="2"/>hotcode.html <text:s text:c="2"/>init <text:s text:c="4"/>lib <text:s text:c="6"/>modules.builtin <text:s/>net <text:s text:c="12"/>sound <text:s text:c="4"/>usr <text:s text:c="8"/>vmlinux.o </text:p>
      <text:p text:style-name="Text_20_body">block <text:s/>firmware <text:s/>hotcode.html~ <text:s/>ipc <text:s text:c="5"/>Makefile <text:s/>modules.order <text:s text:c="3"/>scripts <text:s text:c="8"/>source <text:s text:c="3"/>virt </text:p>
      <text:p text:style-name="Text_20_body">(gdb) tstop </text:p>
      <text:p text:style-name="Text_20_body">(gdb) tfind </text:p>
      <text:p text:style-name="Text_20_body">Found trace frame 0, tracepoint 1 </text:p>
      <text:p text:style-name="Text_20_body">#0 <text:s/>vfs_readdir (file=0xffff8800c5556d00, filler=0xffffffff8118c4b0 &lt;filldir&gt;, buf=0xffff880108709f40) </text:p>
      <text:p text:style-name="Text_20_body"><text:s text:c="4"/>at /home/teawater/kernel2/linux/fs/readdir.c:24 </text:p>
      <text:p text:style-name="Text_20_body">24 <text:s text:c="5"/>{ </text:p>
      <text:p text:style-name="Text_20_body">(gdb) bt </text:p>
      <text:p text:style-name="Text_20_body">#0 <text:s/>vfs_readdir (file=0xffff8800c5556d00, filler=0xffffffff8118c4b0 &lt;filldir&gt;, buf=0xffff880108709f40) </text:p>
      <text:p text:style-name="Text_20_body"><text:s text:c="4"/>at /home/teawater/kernel2/linux/fs/readdir.c:24 </text:p>
      <text:p text:style-name="Text_20_body">#1 <text:s/>0xffffffff8118c689 in sys_getdents (fd=&lt;optimized out&gt;, dirent=0x1398c58, count=32768) at /home/teawater/kernel2/linux/fs/readdir.c:214 </text:p>
      <text:p text:style-name="Text_20_body">#2 <text:s/>&lt;signal handler called&gt; </text:p>
      <text:p text:style-name="Text_20_body">#3 <text:s/>0x00007f00253848a5 in ?? () </text:p>
      <text:p text:style-name="Text_20_body">#4 <text:s/>0x00003efd32cddfc9 in ?? () </text:p>
      <text:p text:style-name="Text_20_body">#5 <text:s/>0x00002c15b7d04101 in ?? () </text:p>
      <text:p text:style-name="Text_20_body">#6 <text:s/>0x000019c0c5704bf1 in ?? () </text:p>
      <text:p text:style-name="Text_20_body">#7 <text:s/>0x0000000900000000 in ?? () </text:p>
      <text:p text:style-name="Text_20_body">#8 <text:s/>0x000009988cc8d269 in ?? () </text:p>
      <text:p text:style-name="Text_20_body">#9 <text:s/>0x000009988cc9b8d1 in ?? () </text:p>
      <text:p text:style-name="Text_20_body">#10 0x0000000000000000 in ?? () </text:p>
      <text:p text:style-name="Text_20_body">(gdb) up </text:p>
      <text:p text:style-name="Text_20_body">#1 <text:s/>0xffffffff8118c689 in sys_getdents (fd=&lt;optimized out&gt;, <text:soft-page-break/>dirent=0x1398c58, count=32768) at /home/teawater/kernel2/linux/fs/readdir.c:214 </text:p>
      <text:p text:style-name="Text_20_body">214 <text:s text:c="12"/>error = vfs_readdir(file, filldir, &amp;buf); </text:p>
      <text:p text:style-name="Text_20_body">(gdb) p buf </text:p>
      <text:p text:style-name="Text_20_body">$1 = {current_dir = 0x1398c58, previous = 0x0, count = 32768, error = 0} </text:p>
      <text:p text:style-name="Text_20_body">(gdb) p error </text:p>
      <text:p text:style-name="Text_20_body">$3 = -9 </text:p>
      <text:p text:style-name="Text_20_body">(gdb) frame 0 </text:p>
      <text:p text:style-name="Text_20_body">#0 <text:s/>vfs_readdir (file=0xffff8800c5556d00, filler=0xffffffff8118c4b0 &lt;filldir&gt;, buf=0xffff880108709f40) </text:p>
      <text:p text:style-name="Text_20_body"><text:s text:c="4"/>at /home/teawater/kernel2/linux/fs/readdir.c:24 </text:p>
      <text:p text:style-name="Text_20_body">24 <text:s text:c="5"/>{ </text:p>
      <text:p text:style-name="Text_20_body">From this example, we can see some GDB commands that parse the the call stack: </text:p>
      <text:p text:style-name="Text_20_body">bt is the alias of GDB commands backtrace that print a backtrace of the entire stack: one line per frame for all frames in the stack. </text:p>
      <text:p text:style-name="Text_20_body">up n is move n frames up the stack. For positive numbers n, this advances toward the outermost frame, to higher frame numbers, to frames that have existed longer. n defaults to one. </text:p>
      <text:p text:style-name="Text_20_body">down n is move n frames down the stack. For positive numbers n, this advances toward the innermost frame, to lower frame numbers, to frames that were created more recently. n defaults to one. You may abbreviate down as do. </text:p>
      <text:p text:style-name="Text_20_body">frame n is select frame number n. Recall that frame zero is the innermost (currently executing) frame, frame one is the frame that called the innermost one, and so on. The highest-numbered frame is the one for main. </text:p>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http://sourceware.org/gdb/current/onlinedocs/gdb/Stack.html </text:p>
      <text:p text:style-name="Text_20_body">Collect stack of current function's caller with $_ret </text:p>
      <text:p text:style-name="Text_20_body">If you just want to collect stack of current function's caller, please use $_ret. </text:p>
      <text:p text:style-name="Text_20_body">Please note that set the tracepoint that collect $_ret cannot in the first address of function. </text:p>
      <text:p text:style-name="Text_20_body">For example: </text:p>
      <text:p text:style-name="Text_20_body"/>
      <text:p text:style-name="Text_20_body">(gdb) list vfs_read </text:p>
      <text:p text:style-name="Text_20_body">360 <text:s text:c="4"/>} </text:p>
      <text:p text:style-name="Text_20_body"><text:soft-page-break/>361 <text:s text:c="4"/></text:p>
      <text:p text:style-name="Text_20_body">362 <text:s text:c="4"/>EXPORT_SYMBOL(do_sync_read); </text:p>
      <text:p text:style-name="Text_20_body">363 <text:s text:c="4"/></text:p>
      <text:p text:style-name="Text_20_body">364 <text:s text:c="4"/>ssize_t vfs_read(struct file *file, char __user *buf, size_t count, loff_t *pos) </text:p>
      <text:p text:style-name="Text_20_body">365 <text:s text:c="4"/>{ </text:p>
      <text:p text:style-name="Text_20_body">366 <text:s text:c="12"/>ssize_t ret; </text:p>
      <text:p text:style-name="Text_20_body">367 <text:s text:c="4"/></text:p>
      <text:p text:style-name="Text_20_body">368 <text:s text:c="12"/>if (!(file-&gt;f_mode &amp; FMODE_READ)) </text:p>
      <text:p text:style-name="Text_20_body">369 <text:s text:c="20"/>return -EBADF; </text:p>
      <text:p text:style-name="Text_20_body">(gdb) trace 368 </text:p>
      <text:p text:style-name="Text_20_body">Tracepoint 2 at 0xffffffff8117a244: file /home/teawater/kernel2/linux/fs/read_write.c, line 368. </text:p>
      <text:p text:style-name="Text_20_body">(gdb) actions </text:p>
      <text:p text:style-name="Text_20_body">Enter actions for tracepoint 2, one per line. </text:p>
      <text:p text:style-name="Text_20_body">End with a line saying just "end". </text:p>
      <text:p text:style-name="Text_20_body">&gt;collect $_ret </text:p>
      <text:p text:style-name="Text_20_body">&gt;end </text:p>
      <text:p text:style-name="Text_20_body">(gdb) tstart </text:p>
      <text:p text:style-name="Text_20_body">(gdb) tstop </text:p>
      <text:p text:style-name="Text_20_body">(gdb) tfind </text:p>
      <text:p text:style-name="Text_20_body">Found trace frame 0, tracepoint 2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368 <text:s text:c="12"/>if (!(file-&gt;f_mode &amp; FMODE_READ)) </text:p>
      <text:p text:style-name="Text_20_body">(gdb) bt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1 <text:s/>0xffffffff8117a3ea in sys_read (fd=&lt;optimized out&gt;, buf=&lt;unavailable&gt;, count=&lt;unavailable&gt;) </text:p>
      <text:p text:style-name="Text_20_body"><text:s text:c="4"/>at /home/teawater/kernel2/linux/fs/read_write.c:469 </text:p>
      <text:p text:style-name="Text_20_body">Backtrace stopped: not enough registers or memory available to unwind further </text:p>
      <text:p text:style-name="Text_20_body"><text:soft-page-break/>(gdb) up </text:p>
      <text:p text:style-name="Text_20_body">#1 <text:s/>0xffffffff8117a3ea in sys_read (fd=&lt;optimized out&gt;, buf=&lt;unavailable&gt;, count=&lt;unavailable&gt;) </text:p>
      <text:p text:style-name="Text_20_body"><text:s text:c="4"/>at /home/teawater/kernel2/linux/fs/read_write.c:469 </text:p>
      <text:p text:style-name="Text_20_body">469 <text:s text:c="20"/>ret = vfs_read(file, buf, count, &amp;pos); </text:p>
      <text:p text:style-name="Text_20_body">(gdb) p ret </text:p>
      <text:p text:style-name="Text_20_body">$2 = -9 </text:p>
      <text:p text:style-name="Text_20_body">You see that the caller of function vfs_read is sys_read. And the local variable ret of sys_read is -9. </text:p>
      <text:p text:style-name="Text_20_body"><text:s/></text:p>
      <text:p text:style-name="Text_20_body">Use $dump_stack to output stack dump through printk </text:p>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 </text:p>
      <text:p text:style-name="Text_20_body"/>
      <text:p text:style-name="Text_20_body">target remote /sys/kernel/debug/gtp </text:p>
      <text:p text:style-name="Text_20_body">trace vfs_readdir </text:p>
      <text:p text:style-name="Text_20_body"><text:s text:c="2"/>commands </text:p>
      <text:p text:style-name="Text_20_body"><text:s text:c="4"/>collect $dump_stack </text:p>
      <text:p text:style-name="Text_20_body"><text:s text:c="2"/>end </text:p>
      <text:p text:style-name="Text_20_body">Then your kernel will printk like: </text:p>
      <text:p text:style-name="Text_20_body"/>
      <text:p text:style-name="Text_20_body">[22779.208064] gtp 1:Pid: 441, comm: python Not tainted 2.6.39-rc3+ #46 </text:p>
      <text:p text:style-name="Text_20_body">[22779.208068] Call Trace: </text:p>
      <text:p text:style-name="Text_20_body">[22779.208072] <text:s/>[&lt;fe653cca&gt;] gtp_get_var+0x4a/0xa0 [gtp] </text:p>
      <text:p text:style-name="Text_20_body">[22779.208076] <text:s/>[&lt;fe653d79&gt;] gtp_collect_var+0x59/0xa0 [gtp] </text:p>
      <text:p text:style-name="Text_20_body">[22779.208080] <text:s/>[&lt;fe655974&gt;] gtp_action_x+0x1bb4/0x1dc0 [gtp] </text:p>
      <text:p text:style-name="Text_20_body">[22779.208084] <text:s/>[&lt;c05b6408&gt;] ? _raw_spin_unlock+0x18/0x40 </text:p>
      <text:p text:style-name="Text_20_body">[22779.208088] <text:s/>[&lt;c023f152&gt;] ? __find_get_block_slow+0xd2/0x160 </text:p>
      <text:p text:style-name="Text_20_body">[22779.208091] <text:s/>[&lt;c01a8c56&gt;] ? delayacct_end+0x96/0xb0 </text:p>
      <text:p text:style-name="Text_20_body">[22779.208100] <text:s/>[&lt;c023f404&gt;] ? __find_get_block+0x84/0x1d0 </text:p>
      <text:p text:style-name="Text_20_body">[22779.208103] <text:s/>[&lt;c05b6408&gt;] ? _raw_spin_unlock+0x18/0x40 </text:p>
      <text:p text:style-name="Text_20_body"><text:soft-page-break/>[22779.208106] <text:s/>[&lt;c02e0838&gt;] ? find_revoke_record+0xa8/0xc0 </text:p>
      <text:p text:style-name="Text_20_body">[22779.208109] <text:s/>[&lt;c02e0c45&gt;] ? jbd2_journal_cancel_revoke+0xd5/0xe0 </text:p>
      <text:p text:style-name="Text_20_body">[22779.208112] <text:s/>[&lt;c02db51f&gt;] ? __jbd2_journal_temp_unlink_buffer+0x2f/0x110 </text:p>
      <text:p text:style-name="Text_20_body">[22779.208115] <text:s/>[&lt;fe655c4c&gt;] gtp_kp_pre_handler+0xcc/0x1c0 [gtp] </text:p>
      <text:p text:style-name="Text_20_body">[22779.208118] <text:s/>[&lt;c05b8a88&gt;] kprobe_exceptions_notify+0x3d8/0x440 </text:p>
      <text:p text:style-name="Text_20_body">[22779.208121] <text:s/>[&lt;c05b7d54&gt;] ? hw_breakpoint_exceptions_notify+0x14/0x180 </text:p>
      <text:p text:style-name="Text_20_body">[22779.208124] <text:s/>[&lt;c05b95eb&gt;] ? sub_preempt_count+0x7b/0xb0 </text:p>
      <text:p text:style-name="Text_20_body">[22779.208126] <text:s/>[&lt;c0227ac5&gt;] ? vfs_readdir+0x15/0xb0 </text:p>
      <text:p text:style-name="Text_20_body">[22779.208128] <text:s/>[&lt;c0227ac4&gt;] ? vfs_readdir+0x14/0xb0 </text:p>
      <text:p text:style-name="Text_20_body">[22779.208131] <text:s/>[&lt;c05b9743&gt;] notifier_call_chain+0x43/0x60 </text:p>
      <text:p text:style-name="Text_20_body">[22779.208134] <text:s/>[&lt;c05b9798&gt;] __atomic_notifier_call_chain+0x38/0x50 </text:p>
      <text:p text:style-name="Text_20_body">[22779.208137] <text:s/>[&lt;c05b97cf&gt;] atomic_notifier_call_chain+0x1f/0x30 </text:p>
      <text:p text:style-name="Text_20_body">[22779.208140] <text:s/>[&lt;c05b980d&gt;] notify_die+0x2d/0x30 </text:p>
      <text:p text:style-name="Text_20_body">[22779.208142] <text:s/>[&lt;c05b71c5&gt;] do_int3+0x35/0xa0 </text:p>
      <text:p text:style-name="Text_20_body">Howto let tracepoint output value directly </text:p>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p text:style-name="Text_20_body"/>
      <text:p text:style-name="Text_20_body">Switch collect to output the value directly </text:p>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Text_20_body"/>
      <text:p text:style-name="Text_20_body">0 <text:s text:c="6"/>KERN_EMERG <text:s text:c="5"/>system is unusable </text:p>
      <text:p text:style-name="Text_20_body">1 <text:s text:c="6"/>KERN_ALERT <text:s text:c="5"/>action must be taken immediately </text:p>
      <text:p text:style-name="Text_20_body">2 <text:s text:c="6"/>KERN_CRIT <text:s text:c="6"/>critical conditions </text:p>
      <text:p text:style-name="Text_20_body">3 <text:s text:c="6"/>KERN_ERR <text:s text:c="7"/>error conditions </text:p>
      <text:p text:style-name="Text_20_body"><text:soft-page-break/>4 <text:s text:c="6"/>KERN_WARNING <text:s text:c="3"/>warning conditions </text:p>
      <text:p text:style-name="Text_20_body">5 <text:s text:c="6"/>KERN_NOTICE <text:s text:c="4"/>normal but significant condition </text:p>
      <text:p text:style-name="Text_20_body">6 <text:s text:c="6"/>KERN_INFO <text:s text:c="6"/>informational </text:p>
      <text:p text:style-name="Text_20_body">7 <text:s text:c="6"/>KERN_DEBUG <text:s text:c="5"/>debug-level messages </text:p>
      <text:p text:style-name="Text_20_body">$printk_format, collect printk will output value in the format that is set by it. The format is: </text:p>
      <text:p text:style-name="Text_20_body"/>
      <text:p text:style-name="Text_20_body">0 <text:s text:c="6"/>This is the default value. </text:p>
      <text:p text:style-name="Text_20_body"><text:s text:c="8"/>If the size of collect value is 1, 2, 4 or 8, it will be output as an unsigned decimal. </text:p>
      <text:p text:style-name="Text_20_body"><text:s text:c="8"/>If not, it will be output as a hexadecimal string. </text:p>
      <text:p text:style-name="Text_20_body">1 <text:s text:c="6"/>Output value in signed decimal. </text:p>
      <text:p text:style-name="Text_20_body">2 <text:s text:c="6"/>Output value in unsigned decimal. </text:p>
      <text:p text:style-name="Text_20_body">3 <text:s text:c="6"/>Output value in unsigned hexadecimal. </text:p>
      <text:p text:style-name="Text_20_body">4 <text:s text:c="6"/>Output value as a string. </text:p>
      <text:p text:style-name="Text_20_body">5 <text:s text:c="6"/>Output value as a hexadecimal string. </text:p>
      <text:p text:style-name="Text_20_body">$printk_tmp, to output the value of global variable need set to it first. </text:p>
      <text:p text:style-name="Text_20_body"/>
      <text:p text:style-name="Text_20_body">Following example shows a count number, pid, jiffies_64 and the file name that call vfs_readdir: </text:p>
      <text:p text:style-name="Text_20_body"/>
      <text:p text:style-name="Text_20_body">(gdb) target remote /sys/kernel/debug/gtp </text:p>
      <text:p text:style-name="Text_20_body">(gdb) tvariable $c </text:p>
      <text:p text:style-name="Text_20_body">(gdb) trace vfs_readdir </text:p>
      <text:p text:style-name="Text_20_body">(gdb) actions </text:p>
      <text:p text:style-name="Text_20_body">&gt;teval $printk_level=0 </text:p>
      <text:p text:style-name="Text_20_body">&gt;collect $c=$c+1 </text:p>
      <text:p text:style-name="Text_20_body">&gt;collect ((struct task_struct *)$current_task)-&gt;pid </text:p>
      <text:p text:style-name="Text_20_body">&gt;collect $printk_tmp=jiffies_64 </text:p>
      <text:p text:style-name="Text_20_body">&gt;teval $printk_format=4 </text:p>
      <text:p text:style-name="Text_20_body">&gt;collect file-&gt;f_path.dentry-&gt;d_iname </text:p>
      <text:p text:style-name="Text_20_body">&gt;end </text:p>
      <text:p text:style-name="Text_20_body">Then your kernel will printk like: </text:p>
      <text:p text:style-name="Text_20_body"/>
      <text:p text:style-name="Text_20_body"><text:soft-page-break/>gtp 1:$c=$c+1=41 </text:p>
      <text:p text:style-name="Text_20_body">gtp 1:((struct task_struct *)$current_task)-&gt;pid=12085 </text:p>
      <text:p text:style-name="Text_20_body">gtp 1:$printk_tmp=jiffies_64=4322021438 </text:p>
      <text:p text:style-name="Text_20_body">gtp 1:file-&gt;f_path.dentry-&gt;d_iname=b26 </text:p>
      <text:p text:style-name="Text_20_body">gtp 1:$c=$c+1=42 </text:p>
      <text:p text:style-name="Text_20_body">gtp 1:((struct task_struct *)$current_task)-&gt;pid=12085 </text:p>
      <text:p text:style-name="Text_20_body">gtp 1:$printk_tmp=jiffies_64=4322021438 </text:p>
      <text:p text:style-name="Text_20_body">gtp 1:file-&gt;f_path.dentry-&gt;d_iname=b26 </text:p>
      <text:p text:style-name="Text_20_body">"gtp 1" means that it was output by tracepoint 1. </text:p>
      <text:p text:style-name="Text_20_body"/>
      <text:p text:style-name="Text_20_body">Howto use watch tracepoint control hardware breakpoints to record memory access </text:p>
      <text:p text:style-name="Text_20_body">Watch tracepoint can control hardware breakpoints to record the memory access through set some special trace state variables in its action. </text:p>
      <text:p text:style-name="Text_20_body">Please note that watch tracepoint is just support by X86 and X86_64 now. And dynamic watch tracepoint just can work OK in Linux 2.6.27 and newer version because Linux 2.6.26 and older version have some IPI issues on smp support. </text:p>
      <text:p text:style-name="Text_20_body"/>
      <text:p text:style-name="Text_20_body">Trace state variables of watch tracepoint </text:p>
      <text:p text:style-name="Text_20_body">Name<text:tab/>Written by normal tracepoint<text:tab/>Read by normal tracepoint<text:tab/>Written by static watch tracepoint<text:tab/>Read by static watch tracepoint<text:tab/>Written by dynamic watch tracepoint<text:tab/>Read by dynamic watch tracepoint </text:p>
      <text:p text:style-name="Text_20_body">$watch_static<text:tab/> Not support<text:tab/> Not support<text:tab/> If "teval $watch_static=1", then this tracepoint is static watch tracepoint.<text:tab/> Not support<text:tab/> If "teval $watch_static=1", then this tracepoint is static watch tracepoint.<text:tab/> Not support </text:p>
      <text:p text:style-name="Text_20_body">$watch_set_id<text:tab/> When this tracepoint want to setup a dynamic watch tracepoint, set a id of a dynamic watch tracepoint to $watch_set_id to point out which dynamic watch tracepoint you wan to setup.<text:tab/> Not support<text:tab/> Not support<text:tab/> Not support<text:tab/> Not support<text:tab/> Not support </text:p>
      <text:p text:style-name="Text_20_body">$watch_set_addr<text:tab/> When this tracepoint want to setup a dynamic watch tracepoint, set the address of a dynamic watch tracepoint to $watch_set_addr to point out which dynamic watch tracepoint you wan to setup.<text:tab/> Not support<text:tab/> Not support<text:tab/> Not support<text:tab/> Not support<text:tab/> Not support </text:p>
      <text:p text:style-name="Text_20_body">$watch_type<text:tab/> When this tracepoint want to setup a dynamic watch tracepoint, set the watch type of this dynamic watch tracepoint to $watch_type. </text:p>
      <text:p text:style-name="Text_20_body">0 is exec. 1 is write. 2 is read or write.<text:tab/> Get the value that this tracepoint set to $watch_type.<text:tab/> Set the type of this watch tracepoint.<text:tab/> Get the type of this watch tracepoint.<text:tab/> Set the default type of this watch tracepoint.<text:tab/> Get the type of this watch tracepoint when it really exec. </text:p>
      <text:p text:style-name="Text_20_body"><text:soft-page-break/>$watch_size<text:tab/> When this tracepoint want to setup a dynamic watch tracepoint, set the watch size of this dynamic watch tracepoint to $watch_size. </text:p>
      <text:p text:style-name="Text_20_body">The size should be 1, 2, 4, 8.<text:tab/> Get the value that this tracepoint set to $watch_size.<text:tab/> Set the size of this watch tracepoint.<text:tab/> Get the size of this watch tracepoint.<text:tab/> Set the default size of this watch tracepoint.<text:tab/> Get the size of this watch tracepoint when it really exec. </text:p>
      <text:p text:style-name="Text_20_body">$watch_start<text:tab/> Set the address to a dynamic watch tracepoint(set by $watch_set_addr or $watch_set_id) and let it try to start work.<text:tab/> Get the result of this start. (It will fail becasue X86 just have 4 hardware breakpoints.) </text:p>
      <text:p text:style-name="Text_20_body">Get 0 if success. If &lt; 0 is the error id.<text:tab/> Not support<text:tab/> Not support<text:tab/> Not support<text:tab/> Not support </text:p>
      <text:p text:style-name="Text_20_body">$watch_stop<text:tab/> Set a address to $watch_stop will let a dynamic watch tracepoint that watch in this address stop.<text:tab/> Get the result of this stop.<text:tab/> Not support<text:tab/> Not support<text:tab/> Not support<text:tab/> Not support </text:p>
      <text:p text:style-name="Text_20_body">$watch_trace_num<text:tab/> Not support<text:tab/> Not support<text:tab/> Not support<text:tab/> Not support<text:tab/> Not support<text:tab/> The tracepoint number that setup this dynamic watch tracepoint. </text:p>
      <text:p text:style-name="Text_20_body">$watch_trace_addr<text:tab/> Not support<text:tab/> Not support<text:tab/> Not support<text:tab/> Not support<text:tab/> Not support<text:tab/> The tracepoint address that setup this dynamic watch tracepoint. </text:p>
      <text:p text:style-name="Text_20_body">$watch_addr<text:tab/> Not support<text:tab/> Not support<text:tab/> Not support<text:tab/> The address that this watch tracepoint is watching.<text:tab/> Not support<text:tab/> The address that this watch tracepoint is watching. </text:p>
      <text:p text:style-name="Text_20_body">$watch_val<text:tab/> Not support<text:tab/> Not support<text:tab/> Not support<text:tab/> The current value of the memory that this watch tracepoint is watching.<text:tab/> Not support<text:tab/> The current value of the memory that this watch tracepoint is watching. </text:p>
      <text:p text:style-name="Text_20_body">$watch_prev_val<text:tab/> Not support<text:tab/> Not support<text:tab/> Not support<text:tab/> The previous value of the memory that this watch tracepoint is watching.<text:tab/> Not support<text:tab/> The previous value of the memory that this watch tracepoint is watching. </text:p>
      <text:p text:style-name="Text_20_body">$watch_count<text:tab/> Not support<text:tab/> Not support<text:tab/> Not support<text:tab/> Not support<text:tab/> Not support<text:tab/> A special count for this watch tracepoint session. </text:p>
      <text:p text:style-name="Text_20_body">Static watch tracepoint </text:p>
      <text:p text:style-name="Text_20_body">You can use static watch tracepoint when you want watch value of a global variable or some memory that you can get its address directly. Following example is watch jiffies_64's write: </text:p>
      <text:p text:style-name="Text_20_body"/>
      <text:p text:style-name="Text_20_body">#Static watch tracepoint get watch address from tracepoint address. </text:p>
      <text:p text:style-name="Text_20_body">trace *&amp;jiffies_64 </text:p>
      <text:p text:style-name="Text_20_body"><text:s text:c="2"/>actions </text:p>
      <text:p text:style-name="Text_20_body"><text:s text:c="4"/>#Set this watch tracepoint to static </text:p>
      <text:p text:style-name="Text_20_body"><text:soft-page-break/><text:s text:c="4"/>teval $watch_static=1 </text:p>
      <text:p text:style-name="Text_20_body"><text:s text:c="4"/>#Watch memory write </text:p>
      <text:p text:style-name="Text_20_body"><text:s text:c="4"/>teval $watch_type=1 </text:p>
      <text:p text:style-name="Text_20_body"><text:s text:c="4"/>teval $watch_size=8 </text:p>
      <text:p text:style-name="Text_20_body"><text:s text:c="4"/>collect $watch_val </text:p>
      <text:p text:style-name="Text_20_body"><text:s text:c="4"/>collect $watch_prev_val </text:p>
      <text:p text:style-name="Text_20_body"><text:s text:c="4"/>collect $bt </text:p>
      <text:p text:style-name="Text_20_body"><text:s text:c="2"/>end </text:p>
      <text:p text:style-name="Text_20_body">Dynamic watch tracepoint </text:p>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Text_20_body"/>
      <text:p text:style-name="Text_20_body">trace *1 </text:p>
      <text:p text:style-name="Text_20_body"><text:s text:c="2"/>commands </text:p>
      <text:p text:style-name="Text_20_body"><text:s text:c="4"/>teval $watch_static=0 </text:p>
      <text:p text:style-name="Text_20_body"><text:s text:c="4"/>teval $watch_type=1 </text:p>
      <text:p text:style-name="Text_20_body"><text:s text:c="4"/>teval $watch_size=8 </text:p>
      <text:p text:style-name="Text_20_body"><text:s text:c="4"/>collect $bt </text:p>
      <text:p text:style-name="Text_20_body"><text:s text:c="4"/>collect $watch_addr </text:p>
      <text:p text:style-name="Text_20_body"><text:s text:c="4"/>collect $watch_val </text:p>
      <text:p text:style-name="Text_20_body"><text:s text:c="4"/>collect $watch_prev_val </text:p>
      <text:p text:style-name="Text_20_body"><text:s text:c="2"/>end </text:p>
      <text:p text:style-name="Text_20_body">Define a dynamic watch tracepoint. The address "1" of it is not the address of memory that it will watch. It just help tracepoint that setup this dynamic watch tracepoint can find it. </text:p>
      <text:p text:style-name="Text_20_body"/>
      <text:p text:style-name="Text_20_body">list get_empty_filp </text:p>
      <text:p text:style-name="Text_20_body">trace 133 </text:p>
      <text:p text:style-name="Text_20_body"><text:s text:c="2"/>commands </text:p>
      <text:p text:style-name="Text_20_body"><text:s text:c="4"/>teval $watch_set_addr=1 </text:p>
      <text:p text:style-name="Text_20_body"><text:s text:c="4"/>teval $watch_size=4 </text:p>
      <text:p text:style-name="Text_20_body"><text:s text:c="4"/>teval $watch_start=&amp;(f-&gt;f_pos) </text:p>
      <text:p text:style-name="Text_20_body"><text:s text:c="4"/>teval $watch_size=8 </text:p>
      <text:p text:style-name="Text_20_body"><text:soft-page-break/><text:s text:c="4"/>teval $watch_start=&amp;(f-&gt;f_op) </text:p>
      <text:p text:style-name="Text_20_body"><text:s text:c="2"/>end </text:p>
      <text:p text:style-name="Text_20_body">Define a normal tracepoint that start to watch f-&gt;f_pos and f-&gt;f_op inside function get_empty_filp. </text:p>
      <text:p text:style-name="Text_20_body"/>
      <text:p text:style-name="Text_20_body">trace file_sb_list_del </text:p>
      <text:p text:style-name="Text_20_body"><text:s text:c="2"/>commands </text:p>
      <text:p text:style-name="Text_20_body"><text:s text:c="4"/>teval $watch_stop=&amp;(file-&gt;f_pos) </text:p>
      <text:p text:style-name="Text_20_body"><text:s text:c="4"/>teval $watch_stop=&amp;(file-&gt;f_op) </text:p>
      <text:p text:style-name="Text_20_body"><text:s text:c="2"/>end </text:p>
      <text:p text:style-name="Text_20_body">Define a normal tracepoint that stop the tracepoint that watch file-&gt;f_pos and file-&gt;f_op. </text:p>
      <text:p text:style-name="Text_20_body"/>
      <text:p text:style-name="Text_20_body">Use while-stepping let Linux kernel do single step </text:p>
      <text:p text:style-name="Text_20_body">Please note that while-stepping is just support by X86 and X86_64 now. </text:p>
      <text:p text:style-name="Text_20_body">Video about howto use while-stepping http://www.codepark.us/a/13. </text:p>
      <text:p text:style-name="Text_20_body"/>
      <text:p text:style-name="Text_20_body">Howto use while-stepping </text:p>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Text_20_body"/>
      <text:p text:style-name="Text_20_body">trace vfs_read </text:p>
      <text:p text:style-name="Text_20_body">#Because single step will make system slow, so use passcount or condition to limit the execution times of tracepoint is better. </text:p>
      <text:p text:style-name="Text_20_body">passcount 1 </text:p>
      <text:p text:style-name="Text_20_body"><text:s text:c="2"/>commands </text:p>
      <text:p text:style-name="Text_20_body"><text:s text:c="4"/>collect $bt </text:p>
      <text:p text:style-name="Text_20_body"><text:s text:c="4"/>collect $step_count </text:p>
      <text:p text:style-name="Text_20_body"><text:s text:c="4"/>#do 2000 times single steps. </text:p>
      <text:p text:style-name="Text_20_body"><text:s text:c="4"/>while-stepping 2000 </text:p>
      <text:p text:style-name="Text_20_body"><text:s text:c="6"/>#Following part is actions of "while-stepping 2000". </text:p>
      <text:p text:style-name="Text_20_body"><text:s text:c="6"/>#Because step maybe execute to other functions, so does not access local variables is better. </text:p>
      <text:p text:style-name="Text_20_body"><text:s text:c="6"/>collect $bt </text:p>
      <text:p text:style-name="Text_20_body"><text:soft-page-break/><text:s text:c="6"/>collect $step_count </text:p>
      <text:p text:style-name="Text_20_body"><text:s text:c="4"/>end </text:p>
      <text:p text:style-name="Text_20_body"><text:s text:c="2"/>end </text:p>
      <text:p text:style-name="Text_20_body">Please note that tracepoint will disable the interrupt of current CPU when it do single step. Access $step_count in actions will get the count of this step that begin with 1. </text:p>
      <text:p text:style-name="Text_20_body"/>
      <text:p text:style-name="Text_20_body">Read the traceframe of while-stepping </text:p>
      <text:p text:style-name="Text_20_body">The data of different step that is recorded by while-stepping actions will be saved in different traceframe that you can use tfind (#Use_tfind_select_the_entry_inside_the_trace_frame_info)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Text_20_body"/>
      <text:p text:style-name="Text_20_body">(gdb) tfind </text:p>
      <text:p text:style-name="Text_20_body">Found trace frame 0, tracepoint 1 </text:p>
      <text:p text:style-name="Text_20_body">#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Following commands will swith KGTP to replay mode. </text:p>
      <text:p text:style-name="Text_20_body"/>
      <text:p text:style-name="Text_20_body">(gdb) monitor replay </text:p>
      <text:p text:style-name="Text_20_body">(gdb) tfind -1 </text:p>
      <text:p text:style-name="Text_20_body">No longer looking at any trace frame </text:p>
      <text:p text:style-name="Text_20_body">#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Then you can use execution commands. </text:p>
      <text:p text:style-name="Text_20_body"/>
      <text:p text:style-name="Text_20_body">(gdb) n </text:p>
      <text:p text:style-name="Text_20_body">368 <text:s text:c="12"/>if (!(file-&gt;f_mode &amp; FMODE_READ)) </text:p>
      <text:p text:style-name="Text_20_body">(gdb) p file-&gt;f_mode </text:p>
      <text:p text:style-name="Text_20_body"><text:soft-page-break/>$5 = 3 </text:p>
      <text:p text:style-name="Text_20_body">Set breakpoints (Just valid in replay mode, will not affect Linux kernel execution). </text:p>
      <text:p text:style-name="Text_20_body"/>
      <text:p text:style-name="Text_20_body">(gdb) b 375 </text:p>
      <text:p text:style-name="Text_20_body">Breakpoint 2 at 0xffffffff81179b75: file /build/buildd/linux-3.2.0/fs/read_write.c, line 375. </text:p>
      <text:p text:style-name="Text_20_body">(gdb) c </text:p>
      <text:p text:style-name="Text_20_body">Continuing. </text:p>
      <text:p text:style-name="Text_20_body"/>
      <text:p text:style-name="Text_20_body">Breakpoint 2, vfs_read (file=0xffff8801f7bd4c00, buf=0x7fff74e4edb0 &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s </text:p>
      <text:p text:style-name="Text_20_body">rw_verify_area (read_write=0, file=0xffff8801f7bd4c00, ppos=0xffff8801f4b45f48, count=16) </text:p>
      <text:p text:style-name="Text_20_body"><text:s text:c="4"/>at /build/buildd/linux-3.2.0/fs/read_write.c:300 </text:p>
      <text:p text:style-name="Text_20_body">300 <text:s text:c="12"/>inode = file-&gt;f_path.dentry-&gt;d_inode; </text:p>
      <text:p text:style-name="Text_20_body">Use reverse-execution commands. </text:p>
      <text:p text:style-name="Text_20_body"/>
      <text:p text:style-name="Text_20_body">(gdb) rs </text:p>
      <text:p text:style-name="Text_20_body"/>
      <text:p text:style-name="Text_20_body">Breakpoint 2, vfs_read (file=0xffff8801f7bd4c00, buf=0x7fff74e4edb0 &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rn </text:p>
      <text:p text:style-name="Text_20_body">372 <text:s text:c="12"/>if (unlikely(!access_ok(VERIFY_WRITE, buf, count))) </text:p>
      <text:p text:style-name="Text_20_body">GDB commands tstart, tfind or quit can auto close the replay mode. </text:p>
      <text:p text:style-name="Text_20_body"/>
      <text:p text:style-name="Text_20_body">Howto show a variable whose value has been optimized away </text:p>
      <text:p text:style-name="Text_20_body">Sometimes, GDB will output some value like: </text:p>
      <text:p text:style-name="Text_20_body"/>
      <text:p text:style-name="Text_20_body">inode has been optimized out of existence. </text:p>
      <text:p text:style-name="Text_20_body"><text:soft-page-break/>res has been optimized out of existence. </text:p>
      <text:p text:style-name="Text_20_body">That is because value of inode and res is optimized. Linux Kernel is built with -O2 so you will get this trouble sometimes. </text:p>
      <text:p text:style-name="Text_20_body">There are 2 ways to handle it: </text:p>
      <text:p text:style-name="Text_20_body"/>
      <text:p text:style-name="Text_20_body">Update your GCC </text:p>
      <text:p text:style-name="Text_20_body">The VTA branch http://gcc.gnu.org/wiki/Var_Tracking_Assignments was merged for GCC 4.5. This helps a lot with generating dwarf for previously "optimized out" values. </text:p>
      <text:p text:style-name="Text_20_body"/>
      <text:p text:style-name="Text_20_body">Get the way that access the variable that has been out through parse ASM code </text:p>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Text_20_body"/>
      <text:p text:style-name="Text_20_body">(gdb) list get_empty_filp </text:p>
      <text:p text:style-name="Text_20_body">... </text:p>
      <text:p text:style-name="Text_20_body">... </text:p>
      <text:p text:style-name="Text_20_body">... </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140 <text:s text:c="12"/>spin_lock_init(&amp;f-&gt;f_lock); </text:p>
      <text:p text:style-name="Text_20_body">141 <text:s text:c="12"/>eventpoll_init_file(f); </text:p>
      <text:p text:style-name="Text_20_body">(gdb) </text:p>
      <text:p text:style-name="Text_20_body">142 <text:s text:c="12"/>/* f-&gt;f_version: 0 */ </text:p>
      <text:p text:style-name="Text_20_body">143 <text:s text:c="12"/>return f; </text:p>
      <text:p text:style-name="Text_20_body">(gdb) trace 143 </text:p>
      <text:p text:style-name="Text_20_body">Tracepoint 1 at 0xffffffff8119b30e: file fs/file_table.c, line 143. </text:p>
      <text:p text:style-name="Text_20_body">(gdb) actions </text:p>
      <text:p text:style-name="Text_20_body"><text:soft-page-break/>Enter actions for tracepoint 1, one per line. </text:p>
      <text:p text:style-name="Text_20_body">End with a line saying just "end". </text:p>
      <text:p text:style-name="Text_20_body">&gt;collect f </text:p>
      <text:p text:style-name="Text_20_body">`f' is optimized away and cannot be collected. </text:p>
      <text:p text:style-name="Text_20_body">Now use "disassemble /m" command get the ASM code and source line that have relation with "f" and parse them. </text:p>
      <text:p text:style-name="Text_20_body"/>
      <text:p text:style-name="Text_20_body">(gdb) disassemble /m get_empty_filp </text:p>
      <text:p text:style-name="Text_20_body">... </text:p>
      <text:p text:style-name="Text_20_body">... </text:p>
      <text:p text:style-name="Text_20_body">... </text:p>
      <text:p text:style-name="Text_20_body">125 <text:s text:c="12"/>f = kmem_cache_zalloc(filp_cachep, GFP_KERNEL); </text:p>
      <text:p text:style-name="Text_20_body">126 <text:s text:c="12"/>if (unlikely(!f)) </text:p>
      <text:p text:style-name="Text_20_body"><text:s text:c="3"/>0xffffffff8119b28c &lt;+92&gt;: <text:s text:c="3"/>test <text:s text:c="2"/>%rax,%rax </text:p>
      <text:p text:style-name="Text_20_body"><text:s text:c="3"/>0xffffffff8119b292 &lt;+98&gt;: <text:s text:c="3"/>je <text:s text:c="4"/>0xffffffff8119b362 &lt;get_empty_filp+306&gt; </text:p>
      <text:p text:style-name="Text_20_body"/>
      <text:p text:style-name="Text_20_body">127 <text:s text:c="20"/>return ERR_PTR(-ENOMEM); </text:p>
      <text:p text:style-name="Text_20_body"><text:s text:c="3"/>0xffffffff8119b362 &lt;+306&gt;: <text:s text:c="2"/>mov <text:s text:c="3"/>$0xfffffffffffffff4,%rax </text:p>
      <text:p text:style-name="Text_20_body"><text:s text:c="3"/>0xffffffff8119b369 &lt;+313&gt;: <text:s text:c="2"/>jmp <text:s text:c="3"/>0xffffffff8119b311 &lt;get_empty_filp+225&gt; </text:p>
      <text:p text:style-name="Text_20_body">Code from "+98" to "+132" is not show in this part because they belong to other inline function. But you can get them with GDB command "disassemble get_empty_filp". </text:p>
      <text:p text:style-name="Text_20_body"/>
      <text:p text:style-name="Text_20_body"><text:s text:c="3"/>0xffffffff8119b287 &lt;+87&gt;: <text:s text:c="3"/>callq <text:s/>0xffffffff81181cb0 &lt;kmem_cache_alloc&gt; </text:p>
      <text:p text:style-name="Text_20_body"><text:s text:c="3"/>0xffffffff8119b28c &lt;+92&gt;: <text:s text:c="3"/>test <text:s text:c="2"/>%rax,%rax </text:p>
      <text:p text:style-name="Text_20_body"><text:s text:c="3"/>0xffffffff8119b28f &lt;+95&gt;: <text:s text:c="3"/>mov <text:s text:c="3"/>%rax,%rbx </text:p>
      <text:p text:style-name="Text_20_body"><text:s text:c="3"/>0xffffffff8119b292 &lt;+98&gt;: <text:s text:c="3"/>je <text:s text:c="4"/>0xffffffff8119b362 &lt;get_empty_filp+306&gt; </text:p>
      <text:p text:style-name="Text_20_body"><text:s text:c="3"/>0xffffffff8119b298 &lt;+104&gt;: <text:s text:c="2"/>mov <text:s text:c="3"/>0xb4d406(%rip),%edx <text:s text:c="7"/># 0xffffffff81ce86a4 &lt;percpu_counter_batch&gt; </text:p>
      <text:p text:style-name="Text_20_body"><text:s text:c="3"/>0xffffffff8119b29e &lt;+110&gt;: <text:s text:c="2"/>mov <text:s text:c="3"/>$0x1,%esi </text:p>
      <text:p text:style-name="Text_20_body"><text:s text:c="3"/>0xffffffff8119b2a3 &lt;+115&gt;: <text:s text:c="2"/>mov <text:s text:c="3"/>$0xffffffff81c05340,%rdi </text:p>
      <text:p text:style-name="Text_20_body">---Type &lt;return&gt; to continue, or q &lt;return&gt; to quit--- </text:p>
      <text:p text:style-name="Text_20_body"><text:s text:c="3"/>0xffffffff8119b2aa &lt;+122&gt;: <text:s text:c="2"/>callq <text:s/>0xffffffff8130dd20 &lt;__percpu_counter_add&gt; </text:p>
      <text:p text:style-name="Text_20_body"><text:soft-page-break/>According to the ASM code you can see that return value of kmem_cache_alloc is inside $rax and its value is set to $rbx. </text:p>
      <text:p text:style-name="Text_20_body">Looks $rbx has the value of "f". Let's check other ASM code. </text:p>
      <text:p text:style-name="Text_20_body"/>
      <text:p text:style-name="Text_20_body">128 <text:s text:c="4"/></text:p>
      <text:p text:style-name="Text_20_body">129 <text:s text:c="12"/>percpu_counter_inc(&amp;nr_files); </text:p>
      <text:p text:style-name="Text_20_body">130 <text:s text:c="12"/>f-&gt;f_cred = get_cred(cred); </text:p>
      <text:p text:style-name="Text_20_body"><text:s text:c="3"/>0xffffffff8119b2b4 &lt;+132&gt;: <text:s text:c="2"/>mov <text:s text:c="3"/>%r12,0x70(%rbx) </text:p>
      <text:p text:style-name="Text_20_body">Set a value to element of f, the ASM code is set value of $r12 to a address that base address is $rbx. It also looks like $rbx is "f". </text:p>
      <text:p text:style-name="Text_20_body"/>
      <text:p text:style-name="Text_20_body">131 <text:s text:c="12"/>error = security_file_alloc(f); </text:p>
      <text:p text:style-name="Text_20_body"><text:s text:c="3"/>0xffffffff8119b2b8 &lt;+136&gt;: <text:s text:c="2"/>mov <text:s text:c="3"/>%rbx,%rdi </text:p>
      <text:p text:style-name="Text_20_body"><text:s text:c="3"/>0xffffffff8119b2bb &lt;+139&gt;: <text:s text:c="2"/>callq <text:s/>0xffffffff8128ee30 &lt;security_file_alloc&gt; </text:p>
      <text:p text:style-name="Text_20_body"/>
      <text:p text:style-name="Text_20_body">132 <text:s text:c="12"/>if (unlikely(error)) { </text:p>
      <text:p text:style-name="Text_20_body"><text:s text:c="3"/>0xffffffff8119b2c0 &lt;+144&gt;: <text:s text:c="2"/>test <text:s text:c="2"/>%eax,%eax </text:p>
      <text:p text:style-name="Text_20_body"><text:s text:c="3"/>0xffffffff8119b2c2 &lt;+146&gt;: <text:s text:c="2"/>jne <text:s text:c="3"/>0xffffffff8119b36b &lt;get_empty_filp+315&gt; </text:p>
      <text:p text:style-name="Text_20_body">---Type &lt;return&gt; to continue, or q &lt;return&gt; to quit--- </text:p>
      <text:p text:style-name="Text_20_body"/>
      <text:p text:style-name="Text_20_body">133 <text:s text:c="20"/>file_free(f); </text:p>
      <text:p text:style-name="Text_20_body">134 <text:s text:c="20"/>return ERR_PTR(error); </text:p>
      <text:p text:style-name="Text_20_body"><text:s text:c="3"/>0xffffffff8119b393 &lt;+355&gt;: <text:s text:c="2"/>movslq -0x14(%rbp),%rax </text:p>
      <text:p text:style-name="Text_20_body"><text:s text:c="3"/>0xffffffff8119b397 &lt;+359&gt;: <text:s text:c="2"/>jmpq <text:s text:c="2"/>0xffffffff8119b311 &lt;get_empty_filp+225&gt; </text:p>
      <text:p text:style-name="Text_20_body"/>
      <text:p text:style-name="Text_20_body">135 <text:s text:c="12"/>} </text:p>
      <text:p text:style-name="Text_20_body">136 <text:s text:c="4"/></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text:s text:c="3"/>0xffffffff8119b2e4 &lt;+180&gt;: <text:s text:c="2"/>movl <text:s text:c="2"/>$0x100000,0x50(%rbx) </text:p>
      <text:p text:style-name="Text_20_body"/>
      <text:p text:style-name="Text_20_body">140 <text:s text:c="12"/>spin_lock_init(&amp;f-&gt;f_lock); </text:p>
      <text:p text:style-name="Text_20_body"><text:soft-page-break/><text:s text:c="3"/>0xffffffff8119b2c8 &lt;+152&gt;: <text:s text:c="2"/>xor <text:s text:c="3"/>%eax,%eax </text:p>
      <text:p text:style-name="Text_20_body"><text:s text:c="3"/>0xffffffff8119b2d1 &lt;+161&gt;: <text:s text:c="2"/>mov <text:s text:c="3"/>%ax,0x30(%rbx) </text:p>
      <text:p text:style-name="Text_20_body"/>
      <text:p text:style-name="Text_20_body">141 <text:s text:c="12"/>eventpoll_init_file(f); </text:p>
      <text:p text:style-name="Text_20_body">142 <text:s text:c="12"/>/* f-&gt;f_version: 0 */ </text:p>
      <text:p text:style-name="Text_20_body">143 <text:s text:c="12"/>return f; </text:p>
      <text:p text:style-name="Text_20_body"><text:s text:c="3"/>0xffffffff8119b30e &lt;+222&gt;: <text:s text:c="2"/>mov <text:s text:c="3"/>%rbx,%rax </text:p>
      <text:p text:style-name="Text_20_body">And after check other ASM code. You can make sure that $rbx is "f". </text:p>
      <text:p text:style-name="Text_20_body">Then you can access "f" through access $rbx in tracepoint actions, for example: </text:p>
      <text:p text:style-name="Text_20_body"/>
      <text:p text:style-name="Text_20_body">(gdb) trace 143 </text:p>
      <text:p text:style-name="Text_20_body">Tracepoint 1 at 0xffffffff8119b30e: file fs/file_table.c, line 143. </text:p>
      <text:p text:style-name="Text_20_body">(gdb) actions </text:p>
      <text:p text:style-name="Text_20_body">Enter actions for tracepoint 1, one per line. </text:p>
      <text:p text:style-name="Text_20_body">End with a line saying just "end". </text:p>
      <text:p text:style-name="Text_20_body">#collect f </text:p>
      <text:p text:style-name="Text_20_body">&gt;collect $rbx </text:p>
      <text:p text:style-name="Text_20_body">#collect *f </text:p>
      <text:p text:style-name="Text_20_body">&gt;collect *((struct file *)$rbx) </text:p>
      <text:p text:style-name="Text_20_body">#collect f-&gt;f_op </text:p>
      <text:p text:style-name="Text_20_body">&gt;collect ((struct file *)$rbx)-&gt;f_op </text:p>
      <text:p text:style-name="Text_20_body">&gt;end </text:p>
      <text:p text:style-name="Text_20_body">How to get the function pointer point to </text:p>
      <text:p text:style-name="Text_20_body">If the debug info of the function pointer is not optimized out </text:p>
      <text:p text:style-name="Text_20_body">You can collect it directly and print what it point to. For example: </text:p>
      <text:p text:style-name="Text_20_body"/>
      <text:p text:style-name="Text_20_body">377 <text:s text:c="20"/>count = ret; </text:p>
      <text:p text:style-name="Text_20_body">378 <text:s text:c="20"/>if (file-&gt;f_op-&gt;read) </text:p>
      <text:p text:style-name="Text_20_body">379 <text:s text:c="28"/>ret = file-&gt;f_op-&gt;read(file, buf, count, pos); </text:p>
      <text:p text:style-name="Text_20_body">(gdb) </text:p>
      <text:p text:style-name="Text_20_body">(gdb) trace 379 </text:p>
      <text:p text:style-name="Text_20_body">Tracepoint 1 at 0xffffffff81173ba5: file /home/teawater/kernel/linux/fs/read_write.c, line 379. </text:p>
      <text:p text:style-name="Text_20_body"><text:soft-page-break/>(gdb) actions </text:p>
      <text:p text:style-name="Text_20_body">Enter actions for tracepoint 1, one per line. </text:p>
      <text:p text:style-name="Text_20_body">End with a line saying just "end". </text:p>
      <text:p text:style-name="Text_20_body">&gt;collect file-&gt;f_op-&gt;read </text:p>
      <text:p text:style-name="Text_20_body">&gt;end </text:p>
      <text:p text:style-name="Text_20_body">(gdb) tstart </text:p>
      <text:p text:style-name="Text_20_body">(gdb) tstop </text:p>
      <text:p text:style-name="Text_20_body">(gdb) tfind </text:p>
      <text:p text:style-name="Text_20_body">(gdb) p file-&gt;f_op-&gt;read </text:p>
      <text:p text:style-name="Text_20_body">$5 = (ssize_t (*)(struct file *, char *, size_t, loff_t *)) 0xffffffff81173190 &lt;do_sync_read&gt; </text:p>
      <text:p text:style-name="Text_20_body">#Then you know file-&gt;f_op-&gt;read point to do_sync_read. </text:p>
      <text:p text:style-name="Text_20_body">If the debug info of the function pointer is optimized out </text:p>
      <text:p text:style-name="Text_20_body">You can use tracepoint step to handle it. For example: </text:p>
      <text:p text:style-name="Text_20_body"/>
      <text:p text:style-name="Text_20_body">#Find out which instrunction that it is called. </text:p>
      <text:p text:style-name="Text_20_body">(gdb) disassemble /rm vfs_read </text:p>
      <text:p text:style-name="Text_20_body">379 <text:s text:c="28"/>ret = file-&gt;f_op-&gt;read(file, buf, count, pos); </text:p>
      <text:p text:style-name="Text_20_body"><text:s text:c="3"/>0xffffffff81173ba5 &lt;+181&gt;: <text:s text:c="2"/>48 89 da <text:s text:c="7"/>mov <text:s text:c="3"/>%rbx,%rdx </text:p>
      <text:p text:style-name="Text_20_body"><text:s text:c="3"/>0xffffffff81173ba8 &lt;+184&gt;: <text:s text:c="2"/>4c 89 e9 <text:s text:c="7"/>mov <text:s text:c="3"/>%r13,%rcx </text:p>
      <text:p text:style-name="Text_20_body"><text:s text:c="3"/>0xffffffff81173bab &lt;+187&gt;: <text:s text:c="2"/>4c 89 e6 <text:s text:c="7"/>mov <text:s text:c="3"/>%r12,%rsi </text:p>
      <text:p text:style-name="Text_20_body"><text:s text:c="3"/>0xffffffff81173bae &lt;+190&gt;: <text:s text:c="2"/>4c 89 f7 <text:s text:c="7"/>mov <text:s text:c="3"/>%r14,%rdi </text:p>
      <text:p text:style-name="Text_20_body"><text:s text:c="3"/>0xffffffff81173bb1 &lt;+193&gt;: <text:s text:c="2"/>ff d0 <text:s text:c="2"/>callq <text:s/>*%rax </text:p>
      <text:p text:style-name="Text_20_body"><text:s text:c="3"/>0xffffffff81173bb3 &lt;+195&gt;: <text:s text:c="2"/>48 89 c3 <text:s text:c="7"/>mov <text:s text:c="3"/>%rax,%rbx </text:p>
      <text:p text:style-name="Text_20_body">(gdb) trace *0xffffffff81173bb1 </text:p>
      <text:p text:style-name="Text_20_body">Tracepoint 1 at 0xffffffff81173bb1: file /home/teawater/kernel/linux/fs/read_write.c, line 379. </text:p>
      <text:p text:style-name="Text_20_body">(gdb) actions </text:p>
      <text:p text:style-name="Text_20_body">Enter actions for tracepoint 1, one per line. </text:p>
      <text:p text:style-name="Text_20_body">End with a line saying just "end". </text:p>
      <text:p text:style-name="Text_20_body">&gt;while-stepping 1 </text:p>
      <text:p text:style-name="Text_20_body"><text:s/>&gt;collect $reg </text:p>
      <text:p text:style-name="Text_20_body"><text:s/>&gt;end </text:p>
      <text:p text:style-name="Text_20_body">&gt;end </text:p>
      <text:p text:style-name="Text_20_body"><text:soft-page-break/>(gdb) tstart </text:p>
      <text:p text:style-name="Text_20_body">(gdb) tstop </text:p>
      <text:p text:style-name="Text_20_body">(gdb) tfind </text:p>
      <text:p text:style-name="Text_20_body">#0 <text:s/>tty_read (file=0xffff88006ca74900, buf=0xb6b7dc &lt;Address 0xb6b7dc out of bounds&gt;, count=8176, </text:p>
      <text:p text:style-name="Text_20_body"><text:s text:c="4"/>ppos=0xffff88006e197f48) at /home/teawater/kernel/linux/drivers/tty/tty_io.c:960 </text:p>
      <text:p text:style-name="Text_20_body">960 <text:s text:c="4"/>{ </text:p>
      <text:p text:style-name="Text_20_body">#Then you know file-&gt;f_op-&gt;read point to tty_read. </text:p>
      <text:p text:style-name="Text_20_body">Please note that while-stepping will make tracepoint cannot use kprobes-optimization. </text:p>
      <text:p text:style-name="Text_20_body"/>
      <text:p text:style-name="Text_20_body">/sys/kernel/debug/gtpframe and offline debug </text:p>
      <text:p text:style-name="Text_20_body">/sys/kernel/debug/gtpframe supplies trace frame in tfile format (GDB can parse it) when KGTP is stop. </text:p>
      <text:p text:style-name="Text_20_body">In the PC that can run the GDB: </text:p>
      <text:p text:style-name="Text_20_body">Change the "target remote XXXX" to </text:p>
      <text:p text:style-name="Text_20_body"/>
      <text:p text:style-name="Text_20_body">(gdb) target remote | perl ./getgtprsp.pl </text:p>
      <text:p text:style-name="Text_20_body">After that, set tracepoint and start it as usual: </text:p>
      <text:p text:style-name="Text_20_body"><text:s/></text:p>
      <text:p text:style-name="Text_20_body">(gdb) trace vfs_readdir </text:p>
      <text:p text:style-name="Text_20_body">Tracepoint 1 at 0xffffffff8114f3c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If your GDB support tracepoint "printf" (see "Howto use tracepoint printf"), use it to show the value directly is better. </text:p>
      <text:p text:style-name="Text_20_body">&gt;collect $reg </text:p>
      <text:p text:style-name="Text_20_body">&gt;end </text:p>
      <text:p text:style-name="Text_20_body">(gdb) tstart </text:p>
      <text:p text:style-name="Text_20_body">(gdb) stop </text:p>
      <text:p text:style-name="Text_20_body">(gdb) quit </text:p>
      <text:p text:style-name="Text_20_body">Then you can find files gtpstart and gtpstop in current directory. Copy it to the machine that you want to debug. </text:p>
      <text:p text:style-name="Text_20_body"><text:soft-page-break/></text:p>
      <text:p text:style-name="Text_20_body">In the debugged machine, copy the program "putgtprsp" and "gtp.ko" in the KGTP directory to this machine first. After insmod the gtp.ko: </text:p>
      <text:p text:style-name="Text_20_body">Start the tracepoint: </text:p>
      <text:p text:style-name="Text_20_body"/>
      <text:p text:style-name="Text_20_body">./putgtprsp ./gtpstart </text:p>
      <text:p text:style-name="Text_20_body">Stop the tracepoint: </text:p>
      <text:p text:style-name="Text_20_body"/>
      <text:p text:style-name="Text_20_body">./putgtprsp ./gtpstop </text:p>
      <text:p text:style-name="Text_20_body">You can let Linux Kernel show the value directly, please see HOWTO#Howto_let_tracepoint_output_value_directly. </text:p>
      <text:p text:style-name="Text_20_body"/>
      <text:p text:style-name="Text_20_body">If you want to save the value to the trace frame and parse later, you can use file "/sys/kernel/debug/gtpframe" that has the trace frame. Copy it to the PC that has GDB. </text:p>
      <text:p text:style-name="Text_20_body">Please note that some "cp" cannot handle it very well, please use "cat /sys/kernel/debug/gtpframe &gt; ./gtpframe" to copy it. </text:p>
      <text:p text:style-name="Text_20_body">In the PC that can run the GDB: </text:p>
      <text:p text:style-name="Text_20_body">(gdb) target tfile ./gtpframe </text:p>
      <text:p text:style-name="Text_20_body">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Please note that if you want connect KGTP from GDB in remote machine after use offline debug, you need "rmmod gtp" and "insmod gtp.ko" before call "nc". </text:p>
      <text:p text:style-name="Text_20_body"/>
      <text:p text:style-name="Text_20_body">How to use /sys/kernel/debug/gtpframe_pipe </text:p>
      <text:p text:style-name="Text_20_body">This interface supplies same format trace frame with "gtpframe". But it can work when KGTP is running. After data is read, it will auto deleted from trace frame like "trace_pipe" of ftrace. </text:p>
      <text:p text:style-name="Text_20_body"/>
      <text:p text:style-name="Text_20_body"><text:soft-page-break/>Get the frame info with GDB </text:p>
      <text:p text:style-name="Text_20_body">#connect to the interface </text:p>
      <text:p text:style-name="Text_20_body">(gdb) target tfile /sys/kernel/debug/gtpframe_pipe </text:p>
      <text:p text:style-name="Text_20_body">#Get one trace frame entry </text:p>
      <text:p text:style-name="Text_20_body">(gdb) tfind 0 </text:p>
      <text:p text:style-name="Text_20_body">Found trace frame 0, tracepoint 1 </text:p>
      <text:p text:style-name="Text_20_body">#Get the next one </text:p>
      <text:p text:style-name="Text_20_body">(gdb) tfind </text:p>
      <text:p text:style-name="Text_20_body">Target failed to find requested trace frame. </text:p>
      <text:p text:style-name="Text_20_body">(gdb) tfind 0 </text:p>
      <text:p text:style-name="Text_20_body">Found trace frame 0, tracepoint 1 </text:p>
      <text:p text:style-name="Text_20_body">This way is better to work with python to parse Kernel. add-ons/hotcode.py is an example of python script. </text:p>
      <text:p text:style-name="Text_20_body"/>
      <text:p text:style-name="Text_20_body">Get the frame info with cat </text:p>
      <text:p text:style-name="Text_20_body">sudo cat /sys/kernel/debug/gtpframe_pipe &gt; g </text:p>
      <text:p text:style-name="Text_20_body">Then all the trace frame will be saved in file "g". </text:p>
      <text:p text:style-name="Text_20_body"/>
      <text:p text:style-name="Text_20_body">Get the frame info with getframe </text:p>
      <text:p text:style-name="Text_20_body">KGTP package include a program "getframe" can help you save the trace frame to files. </text:p>
      <text:p text:style-name="Text_20_body">Following part is the help of it: </text:p>
      <text:p text:style-name="Text_20_body"/>
      <text:p text:style-name="Text_20_body">getframe -h </text:p>
      <text:p text:style-name="Text_20_body">Get the trace frame of KGTP and save them in current </text:p>
      <text:p text:style-name="Text_20_body">directory with tfile format. </text:p>
      <text:p text:style-name="Text_20_body">Usage: ./getframe [option] </text:p>
      <text:p text:style-name="Text_20_body"/>
      <text:p text:style-name="Text_20_body"><text:s text:c="2"/>-g n <text:s text:c="3"/>Set the minimum free size limit to n G. </text:p>
      <text:p text:style-name="Text_20_body"><text:s text:c="10"/>When free size of current disk is smaller than n G, </text:p>
      <text:p text:style-name="Text_20_body"><text:s text:c="10"/>./getframe will exit (-q) or wait some seconds (-w). </text:p>
      <text:p text:style-name="Text_20_body"><text:s text:c="10"/>The default value of it is 2 G. </text:p>
      <text:p text:style-name="Text_20_body"/>
      <text:p text:style-name="Text_20_body"><text:s text:c="2"/>-q <text:s text:c="5"/>Quit when current disk is smaller than </text:p>
      <text:p text:style-name="Text_20_body"><text:soft-page-break/><text:s text:c="10"/>minimum free size limit (-g). </text:p>
      <text:p text:style-name="Text_20_body"/>
      <text:p text:style-name="Text_20_body"><text:s text:c="2"/>-w n <text:s text:c="3"/>Wait n seconds when current disk is smaller </text:p>
      <text:p text:style-name="Text_20_body"><text:s text:c="10"/>than minimum free size limit (-g). </text:p>
      <text:p text:style-name="Text_20_body"/>
      <text:p text:style-name="Text_20_body"><text:s text:c="2"/>-e n <text:s text:c="3"/>Set the entry number of each tfile to n. </text:p>
      <text:p text:style-name="Text_20_body"><text:s text:c="10"/>The default value of it is 1000. </text:p>
      <text:p text:style-name="Text_20_body"/>
      <text:p text:style-name="Text_20_body"><text:s text:c="2"/>-h <text:s text:c="5"/>Display this information. </text:p>
      <text:p text:style-name="Text_20_body">Use $pipe_trace </text:p>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Text_20_body"/>
      <text:p text:style-name="Text_20_body">(gdb) tvariable $pipe_trace=1 </text:p>
      <text:p text:style-name="Text_20_body">Then KGTP will not ignore the task that read /sys/kernel/debug/gtpframe_pipe. </text:p>
      <text:p text:style-name="Text_20_body"/>
      <text:p text:style-name="Text_20_body">Use KGTP with user space program </text:p>
      <text:p text:style-name="Text_20_body">Read memory of user space program directly </text:p>
      <text:p text:style-name="Text_20_body">KGTP can read memory directly without stop this user space program. Please goto HOWTO#the_memory_of_the_user_space_program get how to do it. </text:p>
      <text:p text:style-name="Text_20_body"><text:s/></text:p>
      <text:p text:style-name="Text_20_body">collect stack (for backtrace) of user space program in tracepoint </text:p>
      <text:p text:style-name="Text_20_body">$current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ask_pt_regs. Then collect $current in tracepoint actions will let this tracepoint access values of current task.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text:soft-page-break/>&gt;end </text:p>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teval $current=(uint64_t)regs </text:p>
      <text:p text:style-name="Text_20_body">&gt;collect $bt </text:p>
      <text:p text:style-name="Text_20_body">&gt;end </text:p>
      <text:p text:style-name="Text_20_body">$current_task_user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Text_20_body"/>
      <text:p text:style-name="Text_20_body">#Connect to KGTP(same with prev section) </text:p>
      <text:p text:style-name="Text_20_body">(gdb) target extended-remote /sys/kernel/debug/gtp </text:p>
      <text:p text:style-name="Text_20_body">#Setup an tracepoint that collect the user space stack of task 18776. </text:p>
      <text:p text:style-name="Text_20_body">(gdb) trace vfs_read </text:p>
      <text:p text:style-name="Text_20_body">Tracepoint 1 at 0xffffffff8117a3d0: file /home/teawater/kernel/linux/fs/read_write.c, line 365. </text:p>
      <text:p text:style-name="Text_20_body">(gdb) condition 1 ($current_task_user &amp;&amp; $current_task_pid == 18776) </text:p>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gt;end </text:p>
      <text:p text:style-name="Text_20_body">#Setup a tracepoint that collect kernel space stack of task 18776. </text:p>
      <text:p text:style-name="Text_20_body">(gdb) trace vfs_read </text:p>
      <text:p text:style-name="Text_20_body">Note: breakpoint 1 also set at pc 0xffffffff8117a3d0. </text:p>
      <text:p text:style-name="Text_20_body">Tracepoint 2 at 0xffffffff8117a3d0: file <text:soft-page-break/>/home/teawater/kernel/linux/fs/read_write.c, line 365. </text:p>
      <text:p text:style-name="Text_20_body">(gdb) condition 2 ($current_task_user &amp;&amp; $current_task_pid == 18776) </text:p>
      <text:p text:style-name="Text_20_body">(gdb) actions </text:p>
      <text:p text:style-name="Text_20_body">Enter actions for tracepoint 2, one per line. </text:p>
      <text:p text:style-name="Text_20_body">End with a line saying just "end". </text:p>
      <text:p text:style-name="Text_20_body">&gt;collect $bt </text:p>
      <text:p text:style-name="Text_20_body">&gt;end </text:p>
      <text:p text:style-name="Text_20_body">(gdb) tstart </text:p>
      <text:p text:style-name="Text_20_body">(gdb) tstop </text:p>
      <text:p text:style-name="Text_20_body">#Following part is same with prev section, add a new inferior to parse info of the user space program. </text:p>
      <text:p text:style-name="Text_20_body">(gdb) add-inferior </text:p>
      <text:p text:style-name="Text_20_body">Added inferior 2 </text:p>
      <text:p text:style-name="Text_20_body">(gdb) inferior 2 </text:p>
      <text:p text:style-name="Text_20_body">[Switching to inferior 2 [&lt;null&gt;] (&lt;noexec&gt;)] </text:p>
      <text:p text:style-name="Text_20_body">(gdb) file gdb </text:p>
      <text:p text:style-name="Text_20_body">Reading symbols from /usr/local/bin/gdb...done. </text:p>
      <text:p text:style-name="Text_20_body">(gdb) attach 18776 </text:p>
      <text:p text:style-name="Text_20_body">#tracepoint 1 collect the user space stack. </text:p>
      <text:p text:style-name="Text_20_body">(gdb) tfind </text:p>
      <text:p text:style-name="Text_20_body">Found trace frame 0, tracepoint 1 </text:p>
      <text:p text:style-name="Text_20_body">#0 <text:s/>0x00007f77331d7d0f in __read_nocancel () from /lib/x86_64-linux-gnu/libpthread.so.0 </text:p>
      <text:p text:style-name="Text_20_body">#This is the user space backtrace of task 18776. </text:p>
      <text:p text:style-name="Text_20_body">(gdb) bt </text:p>
      <text:p text:style-name="Text_20_body">#0 <text:s/>0x00007f77331d7d0f in __read_nocancel () from /lib/x86_64-linux-gnu/libpthread.so.0 </text:p>
      <text:p text:style-name="Text_20_body">#1 <text:s/>0x000000000078e145 in rl_callback_read_char () at ../../src/readline/callback.c:201 </text:p>
      <text:p text:style-name="Text_20_body">#2 <text:s/>0x000000000069de79 in rl_callback_read_char_wrapper (client_data=&lt;optimized out&gt;) at ../../src/gdb/event-top.c:169 </text:p>
      <text:p text:style-name="Text_20_body">#3 <text:s/>0x000000000069ccf8 in process_event () at ../../src/gdb/event-loop.c:401 </text:p>
      <text:p text:style-name="Text_20_body">#4 <text:s/>process_event () at ../../src/gdb/event-loop.c:351 </text:p>
      <text:p text:style-name="Text_20_body">#5 <text:s/>0x000000000069d448 in gdb_do_one_event () at ../../src/gdb/event-loop.c:465 </text:p>
      <text:p text:style-name="Text_20_body"><text:soft-page-break/>#6 <text:s/>0x000000000069d5d5 in start_event_loop () at ../../src/gdb/event-loop.c:490 </text:p>
      <text:p text:style-name="Text_20_body">#7 <text:s/>0x0000000000697083 in captured_command_loop (data=&lt;optimized out&gt;) at ../../src/gdb/main.c:226 </text:p>
      <text:p text:style-name="Text_20_body">#8 <text:s/>0x0000000000695d8b in catch_errors (func=0x697070 &lt;captured_command_loop&gt;, func_args=0x0, errstring=0x14df99e "", </text:p>
      <text:p text:style-name="Text_20_body"><text:s text:c="4"/>mask=6) at ../../src/gdb/exceptions.c:546 </text:p>
      <text:p text:style-name="Text_20_body">#9 <text:s/>0x00000000006979e6 in captured_main (data=&lt;optimized out&gt;) at ../../src/gdb/main.c:1001 </text:p>
      <text:p text:style-name="Text_20_body">#10 0x0000000000695d8b in catch_errors (func=0x697360 &lt;captured_main&gt;, </text:p>
      <text:p text:style-name="Text_20_body"><text:s text:c="4"/>func@entry=&lt;error reading variable: PC not available&gt;, func_args=0x7fff08afd5b0, </text:p>
      <text:p text:style-name="Text_20_body"><text:s text:c="4"/>func_args@entry=&lt;error reading variable: PC not available&gt;, errstring=&lt;unavailable&gt;, </text:p>
      <text:p text:style-name="Text_20_body"><text:s text:c="4"/>errstring@entry=&lt;error reading variable: PC not available&gt;, mask=&lt;unavailable&gt;, </text:p>
      <text:p text:style-name="Text_20_body"><text:s text:c="4"/>mask@entry=&lt;error reading variable: PC not available&gt;) at ../../src/gdb/exceptions.c:546 </text:p>
      <text:p text:style-name="Text_20_body">#11 &lt;unavailable&gt; in ?? () </text:p>
      <text:p text:style-name="Text_20_body">Backtrace stopped: not enough registers or memory available to unwind further </text:p>
      <text:p text:style-name="Text_20_body">#The tracepoint 2 collect the kernel space stack. <text:s/>So swith to inferior 1 that load the kernel debug info. </text:p>
      <text:p text:style-name="Text_20_body">(gdb) tfind </text:p>
      <text:p text:style-name="Text_20_body">Found trace frame 1, tracepoint 2 </text:p>
      <text:p text:style-name="Text_20_body">#0 <text:s/>0xffffffff8117a3d0 in ?? () </text:p>
      <text:p text:style-name="Text_20_body">(gdb) inferior 1 </text:p>
      <text:p text:style-name="Text_20_body">[Switching to inferior 1 [Remote target] (/home/teawater/kernel/b/vmlinux)] </text:p>
      <text:p text:style-name="Text_20_body">[Switching to thread 1 (Remote target)] </text:p>
      <text:p text:style-name="Text_20_body">#0 <text:s/>vfs_read (file=0xffff88021a559500, buf=0x7fff08afd31f &lt;Address 0x7fff08afd31f out of bounds&gt;, count=1, </text:p>
      <text:p text:style-name="Text_20_body"><text:s text:c="4"/>pos=0xffff8800c47e1f48) at /home/teawater/kernel/linux/fs/read_write.c:365 </text:p>
      <text:p text:style-name="Text_20_body">365 <text:s text:c="4"/>{ </text:p>
      <text:p text:style-name="Text_20_body">#This is the backtrace of kernel stack. </text:p>
      <text:p text:style-name="Text_20_body">(gdb) bt </text:p>
      <text:p text:style-name="Text_20_body"><text:soft-page-break/>#0 <text:s/>vfs_read (file=0xffff88021a559500, buf=0x7fff08afd31f &lt;Address 0x7fff08afd31f out of bounds&gt;, count=1, </text:p>
      <text:p text:style-name="Text_20_body"><text:s text:c="4"/>pos=0xffff8800c47e1f48) at /home/teawater/kernel/linux/fs/read_write.c:365 </text:p>
      <text:p text:style-name="Text_20_body">#1 <text:s/>0xffffffff8117a59a in sys_read (fd=&lt;optimized out&gt;, buf=0x7fff08afd31f &lt;Address 0x7fff08afd31f out of bounds&gt;, </text:p>
      <text:p text:style-name="Text_20_body"><text:s text:c="4"/>count=1) at /home/teawater/kernel/linux/fs/read_write.c:469 </text:p>
      <text:p text:style-name="Text_20_body">#2 <text:s/>&lt;signal handler called&gt; </text:p>
      <text:p text:style-name="Text_20_body">#3 <text:s/>0x00007f77331d7d10 in ?? () </text:p>
      <text:p text:style-name="Text_20_body">#4 <text:s/>0x0000000000000000 in ?? () </text:p>
      <text:p text:style-name="Text_20_body">How to use add-ons/hotcode.py </text:p>
      <text:p text:style-name="Text_20_body">This script can show the hottest code line in the Linux kernel or user space program through parse and record the pc address in the interrupt handler. </text:p>
      <text:p text:style-name="Text_20_body">Please goto http://code.google.com/p/kgtp/wiki/hotcode see howto use it. </text:p>
      <text:p text:style-name="Text_20_body"/>
      <text:p text:style-name="Text_20_body">How to add plugin in C </text:p>
      <text:p text:style-name="Text_20_body">KGTP support plugin that write in C. The plugin will be built as LKM </text:p>
      <text:p text:style-name="Text_20_body"/>
      <text:p text:style-name="Text_20_body">API </text:p>
      <text:p text:style-name="Text_20_body">#include "gtp.h" </text:p>
      <text:p text:style-name="Text_20_body">This header file include the API that plugin need. </text:p>
      <text:p text:style-name="Text_20_body"/>
      <text:p text:style-name="Text_20_body">extern int gtp_plugin_mod_register(struct module *mod); </text:p>
      <text:p text:style-name="Text_20_body">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Text_20_body">extern struct gtp_var *gtp_plugin_var_add(char *name, int64_t val, </text:p>
      <text:p text:style-name="Text_20_body"><text:s text:c="42"/>struct gtp_var_hooks *hooks); </text:p>
      <text:p text:style-name="Text_20_body">This function add special trace state variable to the KGTP. </text:p>
      <text:p text:style-name="Text_20_body"/>
      <text:p text:style-name="Text_20_body">name is the name of special trace state variable. </text:p>
      <text:p text:style-name="Text_20_body">val is initialization value of special trace state variable. </text:p>
      <text:p text:style-name="Text_20_body">hooks is the function pointers. The function pointers can be set to NULL if this function doesn't support. </text:p>
      <text:p text:style-name="Text_20_body"><text:soft-page-break/>Return the gtp_var pointer if success. Get error will return error code that IS_ERR and PTR_ERR can handle. </text:p>
      <text:p text:style-name="Text_20_body"/>
      <text:p text:style-name="Text_20_body"/>
      <text:p text:style-name="Text_20_body">struct gtp_var_hooks { </text:p>
      <text:p text:style-name="Text_20_body"><text:s text:c="8"/>int <text:s text:c="4"/>(*gdb_set_val)(struct gtp_trace_s *unused, struct gtp_var *var, </text:p>
      <text:p text:style-name="Text_20_body"><text:s text:c="31"/>int64_t val); </text:p>
      <text:p text:style-name="Text_20_body"><text:s text:c="8"/>int <text:s text:c="4"/>(*gdb_get_val)(struct gtp_trace_s *unused, struct gtp_var *var, </text:p>
      <text:p text:style-name="Text_20_body"><text:s text:c="31"/>int64_t *val); </text:p>
      <text:p text:style-name="Text_20_body"><text:s text:c="8"/>int <text:s text:c="4"/>(*agent_set_val)(struct gtp_trace_s *gts, struct gtp_var *var, </text:p>
      <text:p text:style-name="Text_20_body"><text:s text:c="33"/>int64_t val); </text:p>
      <text:p text:style-name="Text_20_body"><text:s text:c="8"/>int <text:s text:c="4"/>(*agent_get_val)(struct gtp_trace_s *gts, struct gtp_var *var, </text:p>
      <text:p text:style-name="Text_20_body"><text:s text:c="33"/>int64_t *val); </text:p>
      <text:p text:style-name="Text_20_body">}; </text:p>
      <text:p text:style-name="Text_20_body">gdb_set_val will be called when GDB set the value of TSV. Please note that TSV just can be set by GDB command "tvariable $xxx=1" and the value just be sent to KGTP when GDB command "tstart". </text:p>
      <text:p text:style-name="Text_20_body">unused is unused. Just to make this pointer can share function with agent_set_val. </text:p>
      <text:p text:style-name="Text_20_body">var is the pointer that point to the gtp_var pointer. Then function of plugin can use it to figure out which TSV is accessed when TSVs share the function. </text:p>
      <text:p text:style-name="Text_20_body">val is the value that GDB set. </text:p>
      <text:p text:style-name="Text_20_body">Return return -1 if error. return 0 if success. </text:p>
      <text:p text:style-name="Text_20_body">gdb_get_val will be called when GDB get the value of TSV. Please note that TSV get is different with TSV set. It can be gotten from KGTP anytime. And get its value just like get the value of GDB internal value. For example: "p $xxx". </text:p>
      <text:p text:style-name="Text_20_body">unused is same with gdb_set_val. </text:p>
      <text:p text:style-name="Text_20_body">var is same with gdb_set_val. </text:p>
      <text:p text:style-name="Text_20_body">val is the pointer that use to return value. </text:p>
      <text:p text:style-name="Text_20_body">Return is same with gdb_set_val. </text:p>
      <text:p text:style-name="Text_20_body">agent_set_val will be called when tracepoint action(HOWTO#teval_expr1,_expr2,_...) set the value of TSV. </text:p>
      <text:p text:style-name="Text_20_body">gts is pointer to the tracepoint session struct. </text:p>
      <text:p text:style-name="Text_20_body">var is same with gdb_set_val. </text:p>
      <text:p text:style-name="Text_20_body">val is the value the action set. </text:p>
      <text:p text:style-name="Text_20_body"><text:soft-page-break/>Return is same with gdb_set_val. </text:p>
      <text:p text:style-name="Text_20_body">agent_get_val will be called when tracepoint action(HOWTO#collect_expr1,_expr2,_... or HOWTO#teval_expr1,_expr2,_...) get the value of TSV. </text:p>
      <text:p text:style-name="Text_20_body">gts is same with agent_set_val. </text:p>
      <text:p text:style-name="Text_20_body">var is same with gdb_set_val. </text:p>
      <text:p text:style-name="Text_20_body">val is same with gdb_get_val. </text:p>
      <text:p text:style-name="Text_20_body">Return is same with gdb_set_val. </text:p>
      <text:p text:style-name="Text_20_body"/>
      <text:p text:style-name="Text_20_body"/>
      <text:p text:style-name="Text_20_body">extern int gtp_plugin_var_del(struct gtp_var *var); </text:p>
      <text:p text:style-name="Text_20_body">When rmmod the plugin module, use this function remove the TSV that gtp_plugin_var_add add. </text:p>
      <text:p text:style-name="Text_20_body"/>
      <text:p text:style-name="Text_20_body">Example </text:p>
      <text:p text:style-name="Text_20_body">plugin_example.c that in the KGTP directory is the example for KGTP plugin. You can use "make P=1" build it. It add 4 TSV to KGTP. </text:p>
      <text:p text:style-name="Text_20_body"/>
      <text:p text:style-name="Text_20_body">$test1 support nothing. </text:p>
      <text:p text:style-name="Text_20_body">$test2 support be get and set by GDB or tracepoint action. </text:p>
      <text:p text:style-name="Text_20_body">$test3 just support tracepoint action set. When set a value to it, it will look up a kernel symbol of this value and print it. For example "teval $test3=(int64_t)$rip". </text:p>
      <text:p text:style-name="Text_20_body">$test4 just support tracepoint action set. When set a value to it, it will look up a kernel symbol of current tracepoint address and print it. </text:p>
      <text:p text:style-name="Text_20_body">How to use </text:p>
      <text:p text:style-name="Text_20_body">insmod KGTP module according to HOWTO#Exec_it. </text:p>
      <text:p text:style-name="Text_20_body">insmod plugin_example.ko </text:p>
      <text:p text:style-name="Text_20_body">Use GDB connect to KGTP and use it. </text:p>
      <text:p text:style-name="Text_20_body">Disconnect GDB. If option in HOWTO#Do_not_stop_tracepoint_when_the_GDB_disconnects set to on, set it to off. </text:p>
      <text:p text:style-name="Text_20_body">rmmod plugin_example.ko </text:p>
      <text:p text:style-name="Text_20_body">Please note that KGTP support add more than one plugin. </text:p>
      <text:p text:style-name="Text_20_body"/>
      <text:p text:style-name="Text_20_body">How to use performance counters </text:p>
      <text:p text:style-name="Text_20_body"><text:soft-page-break/>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p text:style-name="Text_20_body">Define a perf event trace state variable </text:p>
      <text:p text:style-name="Text_20_body">Access an performance counter need define following trace state variable: </text:p>
      <text:p text:style-name="Text_20_body"/>
      <text:p text:style-name="Text_20_body">"pe_cpu_"+tv_name <text:s text:c="6"/>Define the the CPU id of the performance counter. </text:p>
      <text:p text:style-name="Text_20_body">"pe_type_"+tv_name <text:s text:c="5"/>Define the the type of the performance counter. </text:p>
      <text:p text:style-name="Text_20_body">"pe_config_"+tv_name <text:s text:c="3"/>Define the the config of the performance counter. </text:p>
      <text:p text:style-name="Text_20_body">"pe_en_"+tv_name <text:s text:c="7"/>This the switch to enable or disable the performance counter. </text:p>
      <text:p text:style-name="Text_20_body"><text:s text:c="24"/>The performance counter is disable in default. </text:p>
      <text:p text:style-name="Text_20_body">"pe_val_"+tv_name <text:s text:c="6"/>Access this variable can get the value of the performance counter. </text:p>
      <text:p text:style-name="Text_20_body">Define a per_cpu perf event trace state variable </text:p>
      <text:p text:style-name="Text_20_body">Define a per_cpu perf event trace state variable is same with define HOWTO#Per_cpu_trace_state_variables. </text:p>
      <text:p text:style-name="Text_20_body"/>
      <text:p text:style-name="Text_20_body">"p_pe_"+perf_event type+string+CPU_id </text:p>
      <text:p text:style-name="Text_20_body">Please note that if you define a per_cpu perf event trace state variable, you will not need define the cpu id("pe_cpu") because KGTP already get it. </text:p>
      <text:p text:style-name="Text_20_body"/>
      <text:p text:style-name="Text_20_body">The perf event type and config </text:p>
      <text:p text:style-name="Text_20_body">The type of perf event can be: </text:p>
      <text:p text:style-name="Text_20_body"/>
      <text:p text:style-name="Text_20_body">0 <text:s text:c="6"/>PERF_TYPE_HARDWARE </text:p>
      <text:p text:style-name="Text_20_body">1 <text:s text:c="6"/>PERF_TYPE_SOFTWARE </text:p>
      <text:p text:style-name="Text_20_body">2 <text:s text:c="6"/>PERF_TYPE_TRACEPOINT </text:p>
      <text:p text:style-name="Text_20_body"><text:soft-page-break/>3 <text:s text:c="6"/>PERF_TYPE_HW_CACHE </text:p>
      <text:p text:style-name="Text_20_body">4 <text:s text:c="6"/>PERF_TYPE_RAW </text:p>
      <text:p text:style-name="Text_20_body">5 <text:s text:c="6"/>PERF_TYPE_BREAKPOINT </text:p>
      <text:p text:style-name="Text_20_body">If the type is 0(PERF_TYPE_HARDWARE), the config can be: </text:p>
      <text:p text:style-name="Text_20_body"/>
      <text:p text:style-name="Text_20_body">0 <text:s text:c="6"/>PERF_COUNT_HW_CPU_CYCLES </text:p>
      <text:p text:style-name="Text_20_body">1 <text:s text:c="6"/>PERF_COUNT_HW_INSTRUCTIONS </text:p>
      <text:p text:style-name="Text_20_body">2 <text:s text:c="6"/>PERF_COUNT_HW_CACHE_REFERENCES </text:p>
      <text:p text:style-name="Text_20_body">3 <text:s text:c="6"/>PERF_COUNT_HW_CACHE_MISSES </text:p>
      <text:p text:style-name="Text_20_body">4 <text:s text:c="6"/>PERF_COUNT_HW_BRANCH_INSTRUCTIONS </text:p>
      <text:p text:style-name="Text_20_body">5 <text:s text:c="6"/>PERF_COUNT_HW_BRANCH_MISSES </text:p>
      <text:p text:style-name="Text_20_body">6 <text:s text:c="6"/>PERF_COUNT_HW_BUS_CYCLES </text:p>
      <text:p text:style-name="Text_20_body">7 <text:s text:c="6"/>PERF_COUNT_HW_STALLED_CYCLES_FRONTEND </text:p>
      <text:p text:style-name="Text_20_body">8 <text:s text:c="6"/>PERF_COUNT_HW_STALLED_CYCLES_BACKEND </text:p>
      <text:p text:style-name="Text_20_body"/>
      <text:p text:style-name="Text_20_body">If the type is 3(PERF_TYPE_HW_CACHE), the config need to divide to 3 parts: First one is cache id, it need be &lt;&lt; 0 before set to config: </text:p>
      <text:p text:style-name="Text_20_body"/>
      <text:p text:style-name="Text_20_body">0 <text:s text:c="6"/>PERF_COUNT_HW_CACHE_L1D </text:p>
      <text:p text:style-name="Text_20_body">1 <text:s text:c="6"/>PERF_COUNT_HW_CACHE_L1I </text:p>
      <text:p text:style-name="Text_20_body">2 <text:s text:c="6"/>PERF_COUNT_HW_CACHE_LL </text:p>
      <text:p text:style-name="Text_20_body">3 <text:s text:c="6"/>PERF_COUNT_HW_CACHE_DTLB </text:p>
      <text:p text:style-name="Text_20_body">4 <text:s text:c="6"/>PERF_COUNT_HW_CACHE_ITLB </text:p>
      <text:p text:style-name="Text_20_body">5 <text:s text:c="6"/>PERF_COUNT_HW_CACHE_BPU </text:p>
      <text:p text:style-name="Text_20_body">Second one is cache op id, it need be &lt;&lt; 8 before set to config: </text:p>
      <text:p text:style-name="Text_20_body"/>
      <text:p text:style-name="Text_20_body">0 <text:s text:c="6"/>PERF_COUNT_HW_CACHE_OP_READ </text:p>
      <text:p text:style-name="Text_20_body">1 <text:s text:c="6"/>PERF_COUNT_HW_CACHE_OP_WRITE </text:p>
      <text:p text:style-name="Text_20_body">2 <text:s text:c="6"/>PERF_COUNT_HW_CACHE_OP_PREFETCH </text:p>
      <text:p text:style-name="Text_20_body">Last one is cache op result id, it need be &lt;&lt; 16 before set to config: </text:p>
      <text:p text:style-name="Text_20_body"/>
      <text:p text:style-name="Text_20_body">0 <text:s text:c="6"/>PERF_COUNT_HW_CACHE_RESULT_ACCESS </text:p>
      <text:p text:style-name="Text_20_body">1 <text:s text:c="6"/>PERF_COUNT_HW_CACHE_RESULT_MISS </text:p>
      <text:p text:style-name="Text_20_body">If you want get the perf count of PERF_COUNT_HW_CACHE_L1I(1), <text:soft-page-break/>PERF_COUNT_HW_CACHE_OP_WRITE(1) and PERF_COUNT_HW_CACHE_RESULT_MISS(1), you can use: </text:p>
      <text:p text:style-name="Text_20_body"/>
      <text:p text:style-name="Text_20_body">(gdb) tvariable $pe_config_cache=1 | (1 &lt;&lt; 8) | (1 &lt;&lt; 16) </text:p>
      <text:p text:style-name="Text_20_body">tools/perf/design.txt in Linux Kernel have more info about type and config of perf event. </text:p>
      <text:p text:style-name="Text_20_body"/>
      <text:p text:style-name="Text_20_body">Enable and disable all the perf event in a CPU with $p_pe_en </text:p>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Text_20_body"/>
      <text:p text:style-name="Text_20_body">&gt;teval $p_pe_en=1 </text:p>
      <text:p text:style-name="Text_20_body">Disable them with set $p_pe_en to 0. </text:p>
      <text:p text:style-name="Text_20_body"/>
      <text:p text:style-name="Text_20_body">&gt;teval $p_pe_en=0 </text:p>
      <text:p text:style-name="Text_20_body">GDB scripts to help with set and get the perf event trace state variables </text:p>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Text_20_body"/>
      <text:p text:style-name="Text_20_body">define dpe </text:p>
      <text:p text:style-name="Text_20_body"><text:s text:c="2"/>if ($argc &lt; 2) </text:p>
      <text:p text:style-name="Text_20_body"><text:s text:c="4"/>printf "Usage: dpe pe_type pe_config [enable]\n" </text:p>
      <text:p text:style-name="Text_20_body"><text:s text:c="2"/>end </text:p>
      <text:p text:style-name="Text_20_body"><text:s text:c="2"/>if ($argc &gt;= 2) </text:p>
      <text:p text:style-name="Text_20_body"><text:s text:c="4"/>eval "tvariable $p_pe_val_%d%d_c",$arg0, $arg1 </text:p>
      <text:p text:style-name="Text_20_body"><text:s text:c="4"/>eval "tvariable $p_pe_en_%d%d_c",$arg0, $arg1 </text:p>
      <text:p text:style-name="Text_20_body"><text:s text:c="4"/>set $tmp=0 </text:p>
      <text:p text:style-name="Text_20_body"><text:s text:c="4"/>while $tmp&lt;$cpu_number </text:p>
      <text:p text:style-name="Text_20_body"><text:s text:c="6"/>eval "tvariable $p_pe_type_%d%d_c%d=%d",$arg0, $arg1, $tmp, $arg0 </text:p>
      <text:p text:style-name="Text_20_body"><text:s text:c="6"/>eval "tvariable $p_pe_config_%d%d_c%d=%d",$arg0, $arg1, $tmp, $arg1 </text:p>
      <text:p text:style-name="Text_20_body"><text:soft-page-break/><text:s text:c="6"/>eval "tvariable $p_pe_val_%d%d_c%d=0",$arg0, $arg1, $tmp </text:p>
      <text:p text:style-name="Text_20_body"><text:s text:c="6"/>if ($argc &gt;= 3) </text:p>
      <text:p text:style-name="Text_20_body"><text:s text:c="8"/>eval "tvariable $p_pe_en_%d%d_c%d=%d",$arg0, $arg1, $tmp, $arg2 </text:p>
      <text:p text:style-name="Text_20_body"><text:s text:c="6"/>end </text:p>
      <text:p text:style-name="Text_20_body"><text:s text:c="6"/>set $tmp=$tmp+1 </text:p>
      <text:p text:style-name="Text_20_body"><text:s text:c="4"/>end </text:p>
      <text:p text:style-name="Text_20_body"><text:s text:c="2"/>end </text:p>
      <text:p text:style-name="Text_20_body">end </text:p>
      <text:p text:style-name="Text_20_body"/>
      <text:p text:style-name="Text_20_body">document dpe </text:p>
      <text:p text:style-name="Text_20_body">Usage: dpe pe_type pe_config [enable] </text:p>
      <text:p text:style-name="Text_20_body">end </text:p>
      <text:p text:style-name="Text_20_body"/>
      <text:p text:style-name="Text_20_body">define spe </text:p>
      <text:p text:style-name="Text_20_body"><text:s text:c="2"/>if ($argc != 2 &amp;&amp; $argc != 3) </text:p>
      <text:p text:style-name="Text_20_body"><text:s text:c="4"/>printf "Usage: spe pe_type pe_config [cpu_id]\n" </text:p>
      <text:p text:style-name="Text_20_body"><text:s text:c="2"/>end </text:p>
      <text:p text:style-name="Text_20_body"><text:s text:c="2"/>if ($argc == 2) </text:p>
      <text:p text:style-name="Text_20_body"><text:s text:c="4"/>set $tmp=0 </text:p>
      <text:p text:style-name="Text_20_body"><text:s text:c="4"/>while $tmp&lt;$cpu_number </text:p>
      <text:p text:style-name="Text_20_body"><text:s text:c="6"/>eval "printf \"$p_pe_val_%%d%%d_c%%d=%%ld\\n\",$arg0, $arg1, $tmp, $p_pe_val_%d%d_c%d", $arg0, $arg1, $tmp </text:p>
      <text:p text:style-name="Text_20_body"><text:s text:c="6"/>set $tmp=$tmp+1 </text:p>
      <text:p text:style-name="Text_20_body"><text:s text:c="4"/>end </text:p>
      <text:p text:style-name="Text_20_body"><text:s text:c="2"/>end </text:p>
      <text:p text:style-name="Text_20_body"><text:s text:c="2"/>if ($argc == 3) </text:p>
      <text:p text:style-name="Text_20_body"><text:s text:c="4"/>eval "printf \"$p_pe_val_%%d%%d_c%%d=%%ld\\n\",$arg0, $arg1, $tmp, $p_pe_val_%d%d_c%d", $arg0, $arg1, $arg2 </text:p>
      <text:p text:style-name="Text_20_body"><text:s text:c="2"/>end </text:p>
      <text:p text:style-name="Text_20_body">end </text:p>
      <text:p text:style-name="Text_20_body"/>
      <text:p text:style-name="Text_20_body">document spe </text:p>
      <text:p text:style-name="Text_20_body">Usage: spe pe_type pe_config [cpu_id] </text:p>
      <text:p text:style-name="Text_20_body">end </text:p>
      <text:p text:style-name="Text_20_body"><text:soft-page-break/>Following is an example to use it get the performance counters of function tcp_v4_rcv: </text:p>
      <text:p text:style-name="Text_20_body"/>
      <text:p text:style-name="Text_20_body">#Connect to KGTP </text:p>
      <text:p text:style-name="Text_20_body">(gdb) target remote /sys/kernel/debug/gtp </text:p>
      <text:p text:style-name="Text_20_body">#Define 3 pe tvs for PERF_COUNT_HW_CPU_CYCLES, PERF_COUNT_HW_CACHE_MISSES and PERF_COUNT_HW_BRANCH_MISSES. </text:p>
      <text:p text:style-name="Text_20_body">(gdb) dpe 0 0 </text:p>
      <text:p text:style-name="Text_20_body">(gdb) dpe 0 3 </text:p>
      <text:p text:style-name="Text_20_body">(gdb) dpe 0 5 </text:p>
      <text:p text:style-name="Text_20_body">#enable the performance counters of this CPU in the begin of this function. </text:p>
      <text:p text:style-name="Text_20_body">(gdb) trace tcp_v4_rcv </text:p>
      <text:p text:style-name="Text_20_body">(gdb) action </text:p>
      <text:p text:style-name="Text_20_body">&gt;teval $p_pe_en=1 </text:p>
      <text:p text:style-name="Text_20_body">&gt;end </text:p>
      <text:p text:style-name="Text_20_body">#$kret make this hanler the end of function tcp_v4_rcv. </text:p>
      <text:p text:style-name="Text_20_body">(gdb) trace *(tcp_v4_rcv) </text:p>
      <text:p text:style-name="Text_20_body">(gdb) action </text:p>
      <text:p text:style-name="Text_20_body">&gt;teval $kret=0 </text:p>
      <text:p text:style-name="Text_20_body">#disable all performance counters of this CPU </text:p>
      <text:p text:style-name="Text_20_body">&gt;teval $p_pe_en=0 </text:p>
      <text:p text:style-name="Text_20_body">#Access the per cpu perf event tv will access to the current cpu pe tv. </text:p>
      <text:p text:style-name="Text_20_body">&gt;collect $p_pe_val_00_0 </text:p>
      <text:p text:style-name="Text_20_body">&gt;collect $p_pe_val_03_0 </text:p>
      <text:p text:style-name="Text_20_body">&gt;collect $p_pe_val_05_0 </text:p>
      <text:p text:style-name="Text_20_body">#Set all the pe tv to 0 </text:p>
      <text:p text:style-name="Text_20_body">&gt;teval $p_pe_val_00_0=0 </text:p>
      <text:p text:style-name="Text_20_body">&gt;teval $p_pe_val_03_0=0 </text:p>
      <text:p text:style-name="Text_20_body">&gt;teval $p_pe_val_05_0=0 </text:p>
      <text:p text:style-name="Text_20_body">&gt;end </text:p>
      <text:p text:style-name="Text_20_body">tstart </text:p>
      <text:p text:style-name="Text_20_body">#Wait some time that current pc receive some tcp package. </text:p>
      <text:p text:style-name="Text_20_body">(gdb) tstop </text:p>
      <text:p text:style-name="Text_20_body"><text:soft-page-break/>(gdb) tfind </text:p>
      <text:p text:style-name="Text_20_body">(gdb) spe 0 0 $cpu_id </text:p>
      <text:p text:style-name="Text_20_body">$p_pe_val_00_2=12676 </text:p>
      <text:p text:style-name="Text_20_body">(gdb) spe 0 3 $cpu_id </text:p>
      <text:p text:style-name="Text_20_body">$p_pe_val_03_2=7 </text:p>
      <text:p text:style-name="Text_20_body">(gdb) spe 0 5 $cpu_id </text:p>
      <text:p text:style-name="Text_20_body">$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8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7-31T14:12:04</dc:date>
    <dc:creator>teawater </dc:creator>
    <meta:editing-duration>P1DT3H30M37S</meta:editing-duration>
    <meta:editing-cycles>313</meta:editing-cycles>
    <dc:description>https://code.google.com/p/kgtp/wiki/HOWTO
Update in 2013-06-26</dc:description>
    <dc:title>Linux Kernel GDB tracepoint module (KGTP)</dc:title>
    <meta:document-statistic meta:table-count="1" meta:image-count="0" meta:object-count="0" meta:page-count="83" meta:paragraph-count="1656" meta:word-count="13448" meta:character-count="95540" meta:non-whitespace-character-count="78894"/>
  </office:meta>
</office:document-meta>
</file>